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5.867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s" table:style-name="ta1">
        <table:shapes>
          <draw:frame draw:z-index="0" draw:style-name="gr1" draw:text-style-name="P1" svg:width="15.994cm" svg:height="9.005cm" svg:x="20.306cm" svg:y="0.664cm">
            <draw:object draw:notify-on-update-of-ranges="stats.A1:stats.A1 stats.A2:stats.A358 stats.B1:stats.B1 stats.B2:stats.B3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9.005cm" svg:x="20.083cm" svg:y="11.077cm">
            <draw:object draw:notify-on-update-of-ranges="stats.A1:stats.A1 stats.A2:stats.A358 stats.C1:stats.C1 stats.C2:stats.C358 stats.A1:stats.A1 stats.A2:stats.A358 stats.D1:stats.D1 stats.D2:stats.D3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aximum Fitness</text:p>
          </table:table-cell>
          <table:table-cell office:value-type="string" calcext:value-type="string">
            <text:p>Average Max fitness of all past gen</text:p>
          </table:table-cell>
          <table:table-cell office:value-type="string" calcext:value-type="string">
            <text:p>Average Max Fitness of 10 past g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0.134234" calcext:value-type="float">
            <text:p>0.134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134234" calcext:value-type="float">
            <text:p>0.134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596" calcext:value-type="float">
            <text:p>0.133596</text:p>
          </table:table-cell>
          <table:table-cell table:number-columns-repeated="2" office:value-type="float" office:value="0.134022" calcext:value-type="float">
            <text:p>0.134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5968" calcext:value-type="float">
            <text:p>0.205968</text:p>
          </table:table-cell>
          <table:table-cell table:number-columns-repeated="2" office:value-type="float" office:value="0.152008" calcext:value-type="float">
            <text:p>0.152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6336" calcext:value-type="float">
            <text:p>0.246336</text:p>
          </table:table-cell>
          <table:table-cell table:number-columns-repeated="2" office:value-type="float" office:value="0.170874" calcext:value-type="float">
            <text:p>0.170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1176" calcext:value-type="float">
            <text:p>0.271176</text:p>
          </table:table-cell>
          <table:table-cell table:number-columns-repeated="2" office:value-type="float" office:value="0.187591" calcext:value-type="float">
            <text:p>0.187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1176" calcext:value-type="float">
            <text:p>0.271176</text:p>
          </table:table-cell>
          <table:table-cell table:number-columns-repeated="2" office:value-type="float" office:value="0.199531" calcext:value-type="float">
            <text:p>0.1995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77123" calcext:value-type="float">
            <text:p>0.0677123</text:p>
          </table:table-cell>
          <table:table-cell table:number-columns-repeated="2" office:value-type="float" office:value="0.183054" calcext:value-type="float">
            <text:p>0.183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1722" calcext:value-type="float">
            <text:p>0.141722</text:p>
          </table:table-cell>
          <table:table-cell table:number-columns-repeated="2" office:value-type="float" office:value="0.178462" calcext:value-type="float">
            <text:p>0.178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1811" calcext:value-type="float">
            <text:p>0.141811</text:p>
          </table:table-cell>
          <table:table-cell table:number-columns-repeated="2" office:value-type="float" office:value="0.174797" calcext:value-type="float">
            <text:p>0.1747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8017" calcext:value-type="float">
            <text:p>0.558017</text:p>
          </table:table-cell>
          <table:table-cell office:value-type="float" office:value="0.209635" calcext:value-type="float">
            <text:p>0.209635</text:p>
          </table:table-cell>
          <table:table-cell office:value-type="float" office:value="0.217175" calcext:value-type="float">
            <text:p>0.217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7549" calcext:value-type="float">
            <text:p>0.137549</text:p>
          </table:table-cell>
          <table:table-cell office:value-type="float" office:value="0.203628" calcext:value-type="float">
            <text:p>0.203628</text:p>
          </table:table-cell>
          <table:table-cell office:value-type="float" office:value="0.217506" calcext:value-type="float">
            <text:p>0.217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85925" calcext:value-type="float">
            <text:p>0.485925</text:p>
          </table:table-cell>
          <table:table-cell office:value-type="float" office:value="0.225343" calcext:value-type="float">
            <text:p>0.225343</text:p>
          </table:table-cell>
          <table:table-cell office:value-type="float" office:value="0.252739" calcext:value-type="float">
            <text:p>0.2527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1744" calcext:value-type="float">
            <text:p>0.571744</text:p>
          </table:table-cell>
          <table:table-cell office:value-type="float" office:value="0.250086" calcext:value-type="float">
            <text:p>0.250086</text:p>
          </table:table-cell>
          <table:table-cell office:value-type="float" office:value="0.289317" calcext:value-type="float">
            <text:p>0.289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70532" calcext:value-type="float">
            <text:p>0.470532</text:p>
          </table:table-cell>
          <table:table-cell office:value-type="float" office:value="0.264782" calcext:value-type="float">
            <text:p>0.264782</text:p>
          </table:table-cell>
          <table:table-cell office:value-type="float" office:value="0.311736" calcext:value-type="float">
            <text:p>0.311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732" calcext:value-type="float">
            <text:p>0.245732</text:p>
          </table:table-cell>
          <table:table-cell office:value-type="float" office:value="0.263592" calcext:value-type="float">
            <text:p>0.263592</text:p>
          </table:table-cell>
          <table:table-cell office:value-type="float" office:value="0.309192" calcext:value-type="float">
            <text:p>0.309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7599" calcext:value-type="float">
            <text:p>0.217599</text:p>
          </table:table-cell>
          <table:table-cell office:value-type="float" office:value="0.260886" calcext:value-type="float">
            <text:p>0.260886</text:p>
          </table:table-cell>
          <table:table-cell office:value-type="float" office:value="0.303834" calcext:value-type="float">
            <text:p>0.3038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23819" calcext:value-type="float">
            <text:p>0.323819</text:p>
          </table:table-cell>
          <table:table-cell office:value-type="float" office:value="0.264382" calcext:value-type="float">
            <text:p>0.264382</text:p>
          </table:table-cell>
          <table:table-cell office:value-type="float" office:value="0.329445" calcext:value-type="float">
            <text:p>0.3294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35248" calcext:value-type="float">
            <text:p>0.00235248</text:p>
          </table:table-cell>
          <table:table-cell office:value-type="float" office:value="0.250591" calcext:value-type="float">
            <text:p>0.250591</text:p>
          </table:table-cell>
          <table:table-cell office:value-type="float" office:value="0.315508" calcext:value-type="float">
            <text:p>0.315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4491" calcext:value-type="float">
            <text:p>0.364491</text:p>
          </table:table-cell>
          <table:table-cell office:value-type="float" office:value="0.256286" calcext:value-type="float">
            <text:p>0.256286</text:p>
          </table:table-cell>
          <table:table-cell office:value-type="float" office:value="0.337776" calcext:value-type="float">
            <text:p>0.337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6242" calcext:value-type="float">
            <text:p>0.126242</text:p>
          </table:table-cell>
          <table:table-cell office:value-type="float" office:value="0.250094" calcext:value-type="float">
            <text:p>0.250094</text:p>
          </table:table-cell>
          <table:table-cell office:value-type="float" office:value="0.294598" calcext:value-type="float">
            <text:p>0.2945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43307" calcext:value-type="float">
            <text:p>0.343307</text:p>
          </table:table-cell>
          <table:table-cell office:value-type="float" office:value="0.254331" calcext:value-type="float">
            <text:p>0.254331</text:p>
          </table:table-cell>
          <table:table-cell office:value-type="float" office:value="0.315174" calcext:value-type="float">
            <text:p>0.315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9546" calcext:value-type="float">
            <text:p>0.429546</text:p>
          </table:table-cell>
          <table:table-cell office:value-type="float" office:value="0.261949" calcext:value-type="float">
            <text:p>0.261949</text:p>
          </table:table-cell>
          <table:table-cell office:value-type="float" office:value="0.309536" calcext:value-type="float">
            <text:p>0.3095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9553" calcext:value-type="float">
            <text:p>0.429553</text:p>
          </table:table-cell>
          <table:table-cell office:value-type="float" office:value="0.268932" calcext:value-type="float">
            <text:p>0.268932</text:p>
          </table:table-cell>
          <table:table-cell office:value-type="float" office:value="0.295317" calcext:value-type="float">
            <text:p>0.295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70231" calcext:value-type="float">
            <text:p>0.0470231</text:p>
          </table:table-cell>
          <table:table-cell office:value-type="float" office:value="0.260056" calcext:value-type="float">
            <text:p>0.260056</text:p>
          </table:table-cell>
          <table:table-cell office:value-type="float" office:value="0.252966" calcext:value-type="float">
            <text:p>0.2529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775" calcext:value-type="float">
            <text:p>0.048775</text:p>
          </table:table-cell>
          <table:table-cell office:value-type="float" office:value="0.25193" calcext:value-type="float">
            <text:p>0.25193</text:p>
          </table:table-cell>
          <table:table-cell office:value-type="float" office:value="0.233271" calcext:value-type="float">
            <text:p>0.2332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62121" calcext:value-type="float">
            <text:p>0.262121</text:p>
          </table:table-cell>
          <table:table-cell office:value-type="float" office:value="0.252307" calcext:value-type="float">
            <text:p>0.252307</text:p>
          </table:table-cell>
          <table:table-cell office:value-type="float" office:value="0.237723" calcext:value-type="float">
            <text:p>0.2377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2121" calcext:value-type="float">
            <text:p>0.262121</text:p>
          </table:table-cell>
          <table:table-cell office:value-type="float" office:value="0.252658" calcext:value-type="float">
            <text:p>0.252658</text:p>
          </table:table-cell>
          <table:table-cell office:value-type="float" office:value="0.231553" calcext:value-type="float">
            <text:p>0.2315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3377" calcext:value-type="float">
            <text:p>0.483377</text:p>
          </table:table-cell>
          <table:table-cell office:value-type="float" office:value="0.260613" calcext:value-type="float">
            <text:p>0.260613</text:p>
          </table:table-cell>
          <table:table-cell office:value-type="float" office:value="0.279655" calcext:value-type="float">
            <text:p>0.2796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25318" calcext:value-type="float">
            <text:p>0.625318</text:p>
          </table:table-cell>
          <table:table-cell office:value-type="float" office:value="0.27277" calcext:value-type="float">
            <text:p>0.27277</text:p>
          </table:table-cell>
          <table:table-cell office:value-type="float" office:value="0.305738" calcext:value-type="float">
            <text:p>0.3057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25318" calcext:value-type="float">
            <text:p>0.625318</text:p>
          </table:table-cell>
          <table:table-cell office:value-type="float" office:value="0.284143" calcext:value-type="float">
            <text:p>0.284143</text:p>
          </table:table-cell>
          <table:table-cell office:value-type="float" office:value="0.355646" calcext:value-type="float">
            <text:p>0.3556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0699" calcext:value-type="float">
            <text:p>0.820699</text:p>
          </table:table-cell>
          <table:table-cell office:value-type="float" office:value="0.821954" calcext:value-type="float">
            <text:p>0.821954</text:p>
          </table:table-cell>
          <table:table-cell office:value-type="float" office:value="0.874877" calcext:value-type="float">
            <text:p>0.8748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9922" calcext:value-type="float">
            <text:p>0.909922</text:p>
          </table:table-cell>
          <table:table-cell office:value-type="float" office:value="0.821976" calcext:value-type="float">
            <text:p>0.821976</text:p>
          </table:table-cell>
          <table:table-cell office:value-type="float" office:value="0.88079" calcext:value-type="float">
            <text:p>0.880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821945" calcext:value-type="float">
            <text:p>0.821945</text:p>
          </table:table-cell>
          <table:table-cell office:value-type="float" office:value="0.855271" calcext:value-type="float">
            <text:p>0.8552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4483" calcext:value-type="float">
            <text:p>0.804483</text:p>
          </table:table-cell>
          <table:table-cell office:value-type="float" office:value="0.821941" calcext:value-type="float">
            <text:p>0.821941</text:p>
          </table:table-cell>
          <table:table-cell office:value-type="float" office:value="0.836766" calcext:value-type="float">
            <text:p>0.8367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77855" calcext:value-type="float">
            <text:p>0.777855</text:p>
          </table:table-cell>
          <table:table-cell office:value-type="float" office:value="0.82193" calcext:value-type="float">
            <text:p>0.82193</text:p>
          </table:table-cell>
          <table:table-cell office:value-type="float" office:value="0.835356" calcext:value-type="float">
            <text:p>0.8353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2511" calcext:value-type="float">
            <text:p>0.852511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826554" calcext:value-type="float">
            <text:p>0.8265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90627" calcext:value-type="float">
            <text:p>0.890627</text:p>
          </table:table-cell>
          <table:table-cell office:value-type="float" office:value="0.821955" calcext:value-type="float">
            <text:p>0.821955</text:p>
          </table:table-cell>
          <table:table-cell office:value-type="float" office:value="0.822283" calcext:value-type="float">
            <text:p>0.8222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908" calcext:value-type="float">
            <text:p>0.95908</text:p>
          </table:table-cell>
          <table:table-cell office:value-type="float" office:value="0.821989" calcext:value-type="float">
            <text:p>0.821989</text:p>
          </table:table-cell>
          <table:table-cell office:value-type="float" office:value="0.824858" calcext:value-type="float">
            <text:p>0.8248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908" calcext:value-type="float">
            <text:p>0.95908</text:p>
          </table:table-cell>
          <table:table-cell office:value-type="float" office:value="0.822024" calcext:value-type="float">
            <text:p>0.822024</text:p>
          </table:table-cell>
          <table:table-cell office:value-type="float" office:value="0.849044" calcext:value-type="float">
            <text:p>0.8490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822019" calcext:value-type="float">
            <text:p>0.822019</text:p>
          </table:table-cell>
          <table:table-cell office:value-type="float" office:value="0.848039" calcext:value-type="float">
            <text:p>0.8480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4827" calcext:value-type="float">
            <text:p>0.74827</text:p>
          </table:table-cell>
          <table:table-cell office:value-type="float" office:value="0.822001" calcext:value-type="float">
            <text:p>0.822001</text:p>
          </table:table-cell>
          <table:table-cell office:value-type="float" office:value="0.840796" calcext:value-type="float">
            <text:p>0.8407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07299" calcext:value-type="float">
            <text:p>0.807299</text:p>
          </table:table-cell>
          <table:table-cell office:value-type="float" office:value="0.821997" calcext:value-type="float">
            <text:p>0.821997</text:p>
          </table:table-cell>
          <table:table-cell office:value-type="float" office:value="0.830534" calcext:value-type="float">
            <text:p>0.8305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07299" calcext:value-type="float">
            <text:p>0.807299</text:p>
          </table:table-cell>
          <table:table-cell office:value-type="float" office:value="0.821993" calcext:value-type="float">
            <text:p>0.821993</text:p>
          </table:table-cell>
          <table:table-cell office:value-type="float" office:value="0.841162" calcext:value-type="float">
            <text:p>0.8411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93778" calcext:value-type="float">
            <text:p>0.793778</text:p>
          </table:table-cell>
          <table:table-cell office:value-type="float" office:value="0.821986" calcext:value-type="float">
            <text:p>0.821986</text:p>
          </table:table-cell>
          <table:table-cell office:value-type="float" office:value="0.840092" calcext:value-type="float">
            <text:p>0.8400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3313" calcext:value-type="float">
            <text:p>0.903313</text:p>
          </table:table-cell>
          <table:table-cell office:value-type="float" office:value="0.822007" calcext:value-type="float">
            <text:p>0.822007</text:p>
          </table:table-cell>
          <table:table-cell office:value-type="float" office:value="0.852638" calcext:value-type="float">
            <text:p>0.8526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8949" calcext:value-type="float">
            <text:p>0.958949</text:p>
          </table:table-cell>
          <table:table-cell office:value-type="float" office:value="0.822041" calcext:value-type="float">
            <text:p>0.822041</text:p>
          </table:table-cell>
          <table:table-cell office:value-type="float" office:value="0.863282" calcext:value-type="float">
            <text:p>0.8632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51135" calcext:value-type="float">
            <text:p>0.851135</text:p>
          </table:table-cell>
          <table:table-cell office:value-type="float" office:value="0.822048" calcext:value-type="float">
            <text:p>0.822048</text:p>
          </table:table-cell>
          <table:table-cell office:value-type="float" office:value="0.859332" calcext:value-type="float">
            <text:p>0.8593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068" calcext:value-type="float">
            <text:p>0.648068</text:p>
          </table:table-cell>
          <table:table-cell office:value-type="float" office:value="0.822005" calcext:value-type="float">
            <text:p>0.822005</text:p>
          </table:table-cell>
          <table:table-cell office:value-type="float" office:value="0.828231" calcext:value-type="float">
            <text:p>0.8282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09686" calcext:value-type="float">
            <text:p>0.909686</text:p>
          </table:table-cell>
          <table:table-cell office:value-type="float" office:value="0.822027" calcext:value-type="float">
            <text:p>0.822027</text:p>
          </table:table-cell>
          <table:table-cell office:value-type="float" office:value="0.823292" calcext:value-type="float">
            <text:p>0.8232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49985" calcext:value-type="float">
            <text:p>0.849985</text:p>
          </table:table-cell>
          <table:table-cell office:value-type="float" office:value="0.822034" calcext:value-type="float">
            <text:p>0.822034</text:p>
          </table:table-cell>
          <table:table-cell office:value-type="float" office:value="0.827778" calcext:value-type="float">
            <text:p>0.8277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85765" calcext:value-type="float">
            <text:p>0.885765</text:p>
          </table:table-cell>
          <table:table-cell office:value-type="float" office:value="0.82205" calcext:value-type="float">
            <text:p>0.82205</text:p>
          </table:table-cell>
          <table:table-cell office:value-type="float" office:value="0.841528" calcext:value-type="float">
            <text:p>0.8415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57989" calcext:value-type="float">
            <text:p>0.857989</text:p>
          </table:table-cell>
          <table:table-cell office:value-type="float" office:value="0.822059" calcext:value-type="float">
            <text:p>0.822059</text:p>
          </table:table-cell>
          <table:table-cell office:value-type="float" office:value="0.846597" calcext:value-type="float">
            <text:p>0.8465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21415" calcext:value-type="float">
            <text:p>0.921415</text:p>
          </table:table-cell>
          <table:table-cell office:value-type="float" office:value="0.822084" calcext:value-type="float">
            <text:p>0.822084</text:p>
          </table:table-cell>
          <table:table-cell office:value-type="float" office:value="0.858008" calcext:value-type="float">
            <text:p>0.8580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3549" calcext:value-type="float">
            <text:p>0.853549</text:p>
          </table:table-cell>
          <table:table-cell office:value-type="float" office:value="0.822091" calcext:value-type="float">
            <text:p>0.822091</text:p>
          </table:table-cell>
          <table:table-cell office:value-type="float" office:value="0.863985" calcext:value-type="float">
            <text:p>0.863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71938" calcext:value-type="float">
            <text:p>0.871938</text:p>
          </table:table-cell>
          <table:table-cell office:value-type="float" office:value="0.822104" calcext:value-type="float">
            <text:p>0.822104</text:p>
          </table:table-cell>
          <table:table-cell office:value-type="float" office:value="0.860848" calcext:value-type="float">
            <text:p>0.8608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05019" calcext:value-type="float">
            <text:p>0.805019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845455" calcext:value-type="float">
            <text:p>0.8454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9817" calcext:value-type="float">
            <text:p>0.869817</text:p>
          </table:table-cell>
          <table:table-cell office:value-type="float" office:value="0.822112" calcext:value-type="float">
            <text:p>0.822112</text:p>
          </table:table-cell>
          <table:table-cell office:value-type="float" office:value="0.847323" calcext:value-type="float">
            <text:p>0.8473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86028" calcext:value-type="float">
            <text:p>0.886028</text:p>
          </table:table-cell>
          <table:table-cell office:value-type="float" office:value="0.822127" calcext:value-type="float">
            <text:p>0.822127</text:p>
          </table:table-cell>
          <table:table-cell office:value-type="float" office:value="0.871119" calcext:value-type="float">
            <text:p>0.8711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98031" calcext:value-type="float">
            <text:p>0.898031</text:p>
          </table:table-cell>
          <table:table-cell office:value-type="float" office:value="0.822146" calcext:value-type="float">
            <text:p>0.822146</text:p>
          </table:table-cell>
          <table:table-cell office:value-type="float" office:value="0.869953" calcext:value-type="float">
            <text:p>0.8699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97715" calcext:value-type="float">
            <text:p>0.797715</text:p>
          </table:table-cell>
          <table:table-cell office:value-type="float" office:value="0.82214" calcext:value-type="float">
            <text:p>0.82214</text:p>
          </table:table-cell>
          <table:table-cell office:value-type="float" office:value="0.864726" calcext:value-type="float">
            <text:p>0.8647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97715" calcext:value-type="float">
            <text:p>0.797715</text:p>
          </table:table-cell>
          <table:table-cell office:value-type="float" office:value="0.822134" calcext:value-type="float">
            <text:p>0.822134</text:p>
          </table:table-cell>
          <table:table-cell office:value-type="float" office:value="0.855921" calcext:value-type="float">
            <text:p>0.8559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38161" calcext:value-type="float">
            <text:p>0.938161</text:p>
          </table:table-cell>
          <table:table-cell office:value-type="float" office:value="0.822163" calcext:value-type="float">
            <text:p>0.822163</text:p>
          </table:table-cell>
          <table:table-cell office:value-type="float" office:value="0.863938" calcext:value-type="float">
            <text:p>0.8639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14239" calcext:value-type="float">
            <text:p>0.914239</text:p>
          </table:table-cell>
          <table:table-cell office:value-type="float" office:value="0.822186" calcext:value-type="float">
            <text:p>0.822186</text:p>
          </table:table-cell>
          <table:table-cell office:value-type="float" office:value="0.863221" calcext:value-type="float">
            <text:p>0.8632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05441" calcext:value-type="float">
            <text:p>0.905441</text:p>
          </table:table-cell>
          <table:table-cell office:value-type="float" office:value="0.822207" calcext:value-type="float">
            <text:p>0.822207</text:p>
          </table:table-cell>
          <table:table-cell office:value-type="float" office:value="0.86841" calcext:value-type="float">
            <text:p>0.868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4361" calcext:value-type="float">
            <text:p>0.94361</text:p>
          </table:table-cell>
          <table:table-cell office:value-type="float" office:value="0.822237" calcext:value-type="float">
            <text:p>0.822237</text:p>
          </table:table-cell>
          <table:table-cell office:value-type="float" office:value="0.875577" calcext:value-type="float">
            <text:p>0.8755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35361" calcext:value-type="float">
            <text:p>0.935361</text:p>
          </table:table-cell>
          <table:table-cell office:value-type="float" office:value="0.822265" calcext:value-type="float">
            <text:p>0.822265</text:p>
          </table:table-cell>
          <table:table-cell office:value-type="float" office:value="0.888612" calcext:value-type="float">
            <text:p>0.8886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19263" calcext:value-type="float">
            <text:p>0.619263</text:p>
          </table:table-cell>
          <table:table-cell office:value-type="float" office:value="0.822215" calcext:value-type="float">
            <text:p>0.822215</text:p>
          </table:table-cell>
          <table:table-cell office:value-type="float" office:value="0.863556" calcext:value-type="float">
            <text:p>0.8635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50732" calcext:value-type="float">
            <text:p>0.850732</text:p>
          </table:table-cell>
          <table:table-cell office:value-type="float" office:value="0.822222" calcext:value-type="float">
            <text:p>0.822222</text:p>
          </table:table-cell>
          <table:table-cell office:value-type="float" office:value="0.860027" calcext:value-type="float">
            <text:p>0.8600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02447" calcext:value-type="float">
            <text:p>0.802447</text:p>
          </table:table-cell>
          <table:table-cell office:value-type="float" office:value="0.822217" calcext:value-type="float">
            <text:p>0.822217</text:p>
          </table:table-cell>
          <table:table-cell office:value-type="float" office:value="0.850468" calcext:value-type="float">
            <text:p>0.8504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34625" calcext:value-type="float">
            <text:p>0.834625</text:p>
          </table:table-cell>
          <table:table-cell office:value-type="float" office:value="0.82222" calcext:value-type="float">
            <text:p>0.82222</text:p>
          </table:table-cell>
          <table:table-cell office:value-type="float" office:value="0.854159" calcext:value-type="float">
            <text:p>0.8541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67598" calcext:value-type="float">
            <text:p>0.867598</text:p>
          </table:table-cell>
          <table:table-cell office:value-type="float" office:value="0.822231" calcext:value-type="float">
            <text:p>0.822231</text:p>
          </table:table-cell>
          <table:table-cell office:value-type="float" office:value="0.861148" calcext:value-type="float">
            <text:p>0.8611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908" calcext:value-type="float">
            <text:p>0.95908</text:p>
          </table:table-cell>
          <table:table-cell office:value-type="float" office:value="0.822265" calcext:value-type="float">
            <text:p>0.822265</text:p>
          </table:table-cell>
          <table:table-cell office:value-type="float" office:value="0.863239" calcext:value-type="float">
            <text:p>0.8632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2366" calcext:value-type="float">
            <text:p>0.862366</text:p>
          </table:table-cell>
          <table:table-cell office:value-type="float" office:value="0.822275" calcext:value-type="float">
            <text:p>0.822275</text:p>
          </table:table-cell>
          <table:table-cell office:value-type="float" office:value="0.858052" calcext:value-type="float">
            <text:p>0.8580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62366" calcext:value-type="float">
            <text:p>0.862366</text:p>
          </table:table-cell>
          <table:table-cell office:value-type="float" office:value="0.822285" calcext:value-type="float">
            <text:p>0.822285</text:p>
          </table:table-cell>
          <table:table-cell office:value-type="float" office:value="0.853745" calcext:value-type="float">
            <text:p>0.8537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2366" calcext:value-type="float">
            <text:p>0.862366</text:p>
          </table:table-cell>
          <table:table-cell office:value-type="float" office:value="0.822295" calcext:value-type="float">
            <text:p>0.822295</text:p>
          </table:table-cell>
          <table:table-cell office:value-type="float" office:value="0.84562" calcext:value-type="float">
            <text:p>0.845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71995" calcext:value-type="float">
            <text:p>0.871995</text:p>
          </table:table-cell>
          <table:table-cell office:value-type="float" office:value="0.822308" calcext:value-type="float">
            <text:p>0.822308</text:p>
          </table:table-cell>
          <table:table-cell office:value-type="float" office:value="0.839284" calcext:value-type="float">
            <text:p>0.8392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12295" calcext:value-type="float">
            <text:p>0.712295</text:p>
          </table:table-cell>
          <table:table-cell office:value-type="float" office:value="0.82228" calcext:value-type="float">
            <text:p>0.82228</text:p>
          </table:table-cell>
          <table:table-cell office:value-type="float" office:value="0.848587" calcext:value-type="float">
            <text:p>0.8485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92332" calcext:value-type="float">
            <text:p>0.00392332</text:p>
          </table:table-cell>
          <table:table-cell office:value-type="float" office:value="0.822077" calcext:value-type="float">
            <text:p>0.822077</text:p>
          </table:table-cell>
          <table:table-cell office:value-type="float" office:value="0.763906" calcext:value-type="float">
            <text:p>0.7639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42135" calcext:value-type="float">
            <text:p>0.842135</text:p>
          </table:table-cell>
          <table:table-cell office:value-type="float" office:value="0.822082" calcext:value-type="float">
            <text:p>0.822082</text:p>
          </table:table-cell>
          <table:table-cell office:value-type="float" office:value="0.767875" calcext:value-type="float">
            <text:p>0.767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5062" calcext:value-type="float">
            <text:p>0.845062</text:p>
          </table:table-cell>
          <table:table-cell office:value-type="float" office:value="0.822088" calcext:value-type="float">
            <text:p>0.822088</text:p>
          </table:table-cell>
          <table:table-cell office:value-type="float" office:value="0.768919" calcext:value-type="float">
            <text:p>0.7689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466524" calcext:value-type="float">
            <text:p>0.000466524</text:p>
          </table:table-cell>
          <table:table-cell office:value-type="float" office:value="0.821884" calcext:value-type="float">
            <text:p>0.821884</text:p>
          </table:table-cell>
          <table:table-cell office:value-type="float" office:value="0.682206" calcext:value-type="float">
            <text:p>0.6822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36706" calcext:value-type="float">
            <text:p>0.936706</text:p>
          </table:table-cell>
          <table:table-cell office:value-type="float" office:value="0.821912" calcext:value-type="float">
            <text:p>0.821912</text:p>
          </table:table-cell>
          <table:table-cell office:value-type="float" office:value="0.679968" calcext:value-type="float">
            <text:p>0.6799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27799" calcext:value-type="float">
            <text:p>0.927799</text:p>
          </table:table-cell>
          <table:table-cell office:value-type="float" office:value="0.821938" calcext:value-type="float">
            <text:p>0.821938</text:p>
          </table:table-cell>
          <table:table-cell office:value-type="float" office:value="0.686511" calcext:value-type="float">
            <text:p>0.6865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327143" calcext:value-type="float">
            <text:p>0.00327143</text:p>
          </table:table-cell>
          <table:table-cell office:value-type="float" office:value="0.821735" calcext:value-type="float">
            <text:p>0.821735</text:p>
          </table:table-cell>
          <table:table-cell office:value-type="float" office:value="0.600602" calcext:value-type="float">
            <text:p>0.6006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4039" calcext:value-type="float">
            <text:p>0.704039</text:p>
          </table:table-cell>
          <table:table-cell office:value-type="float" office:value="0.821706" calcext:value-type="float">
            <text:p>0.821706</text:p>
          </table:table-cell>
          <table:table-cell office:value-type="float" office:value="0.584769" calcext:value-type="float">
            <text:p>0.5847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4769" calcext:value-type="float">
            <text:p>0.864769</text:p>
          </table:table-cell>
          <table:table-cell office:value-type="float" office:value="0.821717" calcext:value-type="float">
            <text:p>0.821717</text:p>
          </table:table-cell>
          <table:table-cell office:value-type="float" office:value="0.584047" calcext:value-type="float">
            <text:p>0.5840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7573" calcext:value-type="float">
            <text:p>0.957573</text:p>
          </table:table-cell>
          <table:table-cell office:value-type="float" office:value="0.82175" calcext:value-type="float">
            <text:p>0.82175</text:p>
          </table:table-cell>
          <table:table-cell office:value-type="float" office:value="0.608574" calcext:value-type="float">
            <text:p>0.6085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24671" calcext:value-type="float">
            <text:p>0.924671</text:p>
          </table:table-cell>
          <table:table-cell office:value-type="float" office:value="0.821776" calcext:value-type="float">
            <text:p>0.821776</text:p>
          </table:table-cell>
          <table:table-cell office:value-type="float" office:value="0.700649" calcext:value-type="float">
            <text:p>0.7006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47481" calcext:value-type="float">
            <text:p>0.847481</text:p>
          </table:table-cell>
          <table:table-cell office:value-type="float" office:value="0.821782" calcext:value-type="float">
            <text:p>0.821782</text:p>
          </table:table-cell>
          <table:table-cell office:value-type="float" office:value="0.701184" calcext:value-type="float">
            <text:p>0.7011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25837" calcext:value-type="float">
            <text:p>0.825837</text:p>
          </table:table-cell>
          <table:table-cell office:value-type="float" office:value="0.821783" calcext:value-type="float">
            <text:p>0.821783</text:p>
          </table:table-cell>
          <table:table-cell office:value-type="float" office:value="0.699261" calcext:value-type="float">
            <text:p>0.6992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95582" calcext:value-type="float">
            <text:p>0.895582</text:p>
          </table:table-cell>
          <table:table-cell office:value-type="float" office:value="0.821802" calcext:value-type="float">
            <text:p>0.821802</text:p>
          </table:table-cell>
          <table:table-cell office:value-type="float" office:value="0.788773" calcext:value-type="float">
            <text:p>0.7887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51957" calcext:value-type="float">
            <text:p>0.851957</text:p>
          </table:table-cell>
          <table:table-cell office:value-type="float" office:value="0.821809" calcext:value-type="float">
            <text:p>0.821809</text:p>
          </table:table-cell>
          <table:table-cell office:value-type="float" office:value="0.780298" calcext:value-type="float">
            <text:p>0.7802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51957" calcext:value-type="float">
            <text:p>0.851957</text:p>
          </table:table-cell>
          <table:table-cell office:value-type="float" office:value="0.821817" calcext:value-type="float">
            <text:p>0.821817</text:p>
          </table:table-cell>
          <table:table-cell office:value-type="float" office:value="0.772714" calcext:value-type="float">
            <text:p>0.7727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68735" calcext:value-type="float">
            <text:p>0.868735</text:p>
          </table:table-cell>
          <table:table-cell office:value-type="float" office:value="0.821828" calcext:value-type="float">
            <text:p>0.821828</text:p>
          </table:table-cell>
          <table:table-cell office:value-type="float" office:value="0.85926" calcext:value-type="float">
            <text:p>0.859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88224" calcext:value-type="float">
            <text:p>0.988224</text:p>
          </table:table-cell>
          <table:table-cell office:value-type="float" office:value="0.821869" calcext:value-type="float">
            <text:p>0.821869</text:p>
          </table:table-cell>
          <table:table-cell office:value-type="float" office:value="0.887679" calcext:value-type="float">
            <text:p>0.8876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71108" calcext:value-type="float">
            <text:p>0.871108</text:p>
          </table:table-cell>
          <table:table-cell office:value-type="float" office:value="0.821882" calcext:value-type="float">
            <text:p>0.821882</text:p>
          </table:table-cell>
          <table:table-cell office:value-type="float" office:value="0.888312" calcext:value-type="float">
            <text:p>0.8883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54219" calcext:value-type="float">
            <text:p>0.854219</text:p>
          </table:table-cell>
          <table:table-cell office:value-type="float" office:value="0.82189" calcext:value-type="float">
            <text:p>0.82189</text:p>
          </table:table-cell>
          <table:table-cell office:value-type="float" office:value="0.877977" calcext:value-type="float">
            <text:p>0.8779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4307" calcext:value-type="float">
            <text:p>0.984307</text:p>
          </table:table-cell>
          <table:table-cell office:value-type="float" office:value="0.82193" calcext:value-type="float">
            <text:p>0.82193</text:p>
          </table:table-cell>
          <table:table-cell office:value-type="float" office:value="0.883941" calcext:value-type="float">
            <text:p>0.883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6932" calcext:value-type="float">
            <text:p>0.86932</text:p>
          </table:table-cell>
          <table:table-cell office:value-type="float" office:value="0.821941" calcext:value-type="float">
            <text:p>0.821941</text:p>
          </table:table-cell>
          <table:table-cell office:value-type="float" office:value="0.886125" calcext:value-type="float">
            <text:p>0.886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26133" calcext:value-type="float">
            <text:p>0.926133</text:p>
          </table:table-cell>
          <table:table-cell office:value-type="float" office:value="0.821967" calcext:value-type="float">
            <text:p>0.821967</text:p>
          </table:table-cell>
          <table:table-cell office:value-type="float" office:value="0.896154" calcext:value-type="float">
            <text:p>0.896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86549" calcext:value-type="float">
            <text:p>0.886549</text:p>
          </table:table-cell>
          <table:table-cell office:value-type="float" office:value="0.821983" calcext:value-type="float">
            <text:p>0.821983</text:p>
          </table:table-cell>
          <table:table-cell office:value-type="float" office:value="0.895251" calcext:value-type="float">
            <text:p>0.8952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86549" calcext:value-type="float">
            <text:p>0.886549</text:p>
          </table:table-cell>
          <table:table-cell office:value-type="float" office:value="0.821999" calcext:value-type="float">
            <text:p>0.821999</text:p>
          </table:table-cell>
          <table:table-cell office:value-type="float" office:value="0.89871" calcext:value-type="float">
            <text:p>0.898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27523" calcext:value-type="float">
            <text:p>0.82752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96267" calcext:value-type="float">
            <text:p>0.8962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68269" calcext:value-type="float">
            <text:p>0.768269</text:p>
          </table:table-cell>
          <table:table-cell office:value-type="float" office:value="0.821987" calcext:value-type="float">
            <text:p>0.821987</text:p>
          </table:table-cell>
          <table:table-cell office:value-type="float" office:value="0.88622" calcext:value-type="float">
            <text:p>0.886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73563" calcext:value-type="float">
            <text:p>0.973563</text:p>
          </table:table-cell>
          <table:table-cell office:value-type="float" office:value="0.822025" calcext:value-type="float">
            <text:p>0.822025</text:p>
          </table:table-cell>
          <table:table-cell office:value-type="float" office:value="0.884754" calcext:value-type="float">
            <text:p>0.8847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47039" calcext:value-type="float">
            <text:p>0.947039</text:p>
          </table:table-cell>
          <table:table-cell office:value-type="float" office:value="0.822055" calcext:value-type="float">
            <text:p>0.822055</text:p>
          </table:table-cell>
          <table:table-cell office:value-type="float" office:value="0.892347" calcext:value-type="float">
            <text:p>0.8923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2384" calcext:value-type="float">
            <text:p>0.992384</text:p>
          </table:table-cell>
          <table:table-cell office:value-type="float" office:value="0.822097" calcext:value-type="float">
            <text:p>0.822097</text:p>
          </table:table-cell>
          <table:table-cell office:value-type="float" office:value="0.906164" calcext:value-type="float">
            <text:p>0.9061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34027" calcext:value-type="float">
            <text:p>0.834027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891136" calcext:value-type="float">
            <text:p>0.891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56248" calcext:value-type="float">
            <text:p>0.756248</text:p>
          </table:table-cell>
          <table:table-cell office:value-type="float" office:value="0.822084" calcext:value-type="float">
            <text:p>0.822084</text:p>
          </table:table-cell>
          <table:table-cell office:value-type="float" office:value="0.879829" calcext:value-type="float">
            <text:p>0.8798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17676" calcext:value-type="float">
            <text:p>0.817676</text:p>
          </table:table-cell>
          <table:table-cell office:value-type="float" office:value="0.822083" calcext:value-type="float">
            <text:p>0.822083</text:p>
          </table:table-cell>
          <table:table-cell office:value-type="float" office:value="0.868983" calcext:value-type="float">
            <text:p>0.8689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88093" calcext:value-type="float">
            <text:p>0.888093</text:p>
          </table:table-cell>
          <table:table-cell office:value-type="float" office:value="0.822099" calcext:value-type="float">
            <text:p>0.822099</text:p>
          </table:table-cell>
          <table:table-cell office:value-type="float" office:value="0.869137" calcext:value-type="float">
            <text:p>0.8691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3187" calcext:value-type="float">
            <text:p>0.663187</text:p>
          </table:table-cell>
          <table:table-cell office:value-type="float" office:value="0.82206" calcext:value-type="float">
            <text:p>0.82206</text:p>
          </table:table-cell>
          <table:table-cell office:value-type="float" office:value="0.846801" calcext:value-type="float">
            <text:p>0.8468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59814" calcext:value-type="float">
            <text:p>0.859814</text:p>
          </table:table-cell>
          <table:table-cell office:value-type="float" office:value="0.822069" calcext:value-type="float">
            <text:p>0.822069</text:p>
          </table:table-cell>
          <table:table-cell office:value-type="float" office:value="0.85003" calcext:value-type="float">
            <text:p>0.850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40733" calcext:value-type="float">
            <text:p>0.840733</text:p>
          </table:table-cell>
          <table:table-cell office:value-type="float" office:value="0.822074" calcext:value-type="float">
            <text:p>0.822074</text:p>
          </table:table-cell>
          <table:table-cell office:value-type="float" office:value="0.857277" calcext:value-type="float">
            <text:p>0.8572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86795" calcext:value-type="float">
            <text:p>0.986795</text:p>
          </table:table-cell>
          <table:table-cell office:value-type="float" office:value="0.822115" calcext:value-type="float">
            <text:p>0.822115</text:p>
          </table:table-cell>
          <table:table-cell office:value-type="float" office:value="0.8586" calcext:value-type="float">
            <text:p>0.85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85174" calcext:value-type="float">
            <text:p>0.85174</text:p>
          </table:table-cell>
          <table:table-cell office:value-type="float" office:value="0.822122" calcext:value-type="float">
            <text:p>0.822122</text:p>
          </table:table-cell>
          <table:table-cell office:value-type="float" office:value="0.84907" calcext:value-type="float">
            <text:p>0.849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05108" calcext:value-type="float">
            <text:p>0.805108</text:p>
          </table:table-cell>
          <table:table-cell office:value-type="float" office:value="0.822118" calcext:value-type="float">
            <text:p>0.822118</text:p>
          </table:table-cell>
          <table:table-cell office:value-type="float" office:value="0.830342" calcext:value-type="float">
            <text:p>0.8303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05108" calcext:value-type="float">
            <text:p>0.805108</text:p>
          </table:table-cell>
          <table:table-cell office:value-type="float" office:value="0.822114" calcext:value-type="float">
            <text:p>0.822114</text:p>
          </table:table-cell>
          <table:table-cell office:value-type="float" office:value="0.82745" calcext:value-type="float">
            <text:p>0.827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03352" calcext:value-type="float">
            <text:p>0.903352</text:p>
          </table:table-cell>
          <table:table-cell office:value-type="float" office:value="0.822134" calcext:value-type="float">
            <text:p>0.822134</text:p>
          </table:table-cell>
          <table:table-cell office:value-type="float" office:value="0.842161" calcext:value-type="float">
            <text:p>0.8421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38256" calcext:value-type="float">
            <text:p>0.938256</text:p>
          </table:table-cell>
          <table:table-cell office:value-type="float" office:value="0.822162" calcext:value-type="float">
            <text:p>0.822162</text:p>
          </table:table-cell>
          <table:table-cell office:value-type="float" office:value="0.854219" calcext:value-type="float">
            <text:p>0.8542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862573" calcext:value-type="float">
            <text:p>0.862573</text:p>
          </table:table-cell>
          <table:table-cell office:value-type="float" office:value="0.822172" calcext:value-type="float">
            <text:p>0.822172</text:p>
          </table:table-cell>
          <table:table-cell office:value-type="float" office:value="0.851667" calcext:value-type="float">
            <text:p>0.8516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72427" calcext:value-type="float">
            <text:p>0.872427</text:p>
          </table:table-cell>
          <table:table-cell office:value-type="float" office:value="0.822184" calcext:value-type="float">
            <text:p>0.822184</text:p>
          </table:table-cell>
          <table:table-cell office:value-type="float" office:value="0.872591" calcext:value-type="float">
            <text:p>0.87259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872427" calcext:value-type="float">
            <text:p>0.872427</text:p>
          </table:table-cell>
          <table:table-cell office:value-type="float" office:value="0.822197" calcext:value-type="float">
            <text:p>0.822197</text:p>
          </table:table-cell>
          <table:table-cell office:value-type="float" office:value="0.873852" calcext:value-type="float">
            <text:p>0.8738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899714" calcext:value-type="float">
            <text:p>0.899714</text:p>
          </table:table-cell>
          <table:table-cell office:value-type="float" office:value="0.822216" calcext:value-type="float">
            <text:p>0.822216</text:p>
          </table:table-cell>
          <table:table-cell office:value-type="float" office:value="0.87975" calcext:value-type="float">
            <text:p>0.879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10065" calcext:value-type="float">
            <text:p>0.910065</text:p>
          </table:table-cell>
          <table:table-cell office:value-type="float" office:value="0.822237" calcext:value-type="float">
            <text:p>0.822237</text:p>
          </table:table-cell>
          <table:table-cell office:value-type="float" office:value="0.872077" calcext:value-type="float">
            <text:p>0.8720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841508" calcext:value-type="float">
            <text:p>0.841508</text:p>
          </table:table-cell>
          <table:table-cell office:value-type="float" office:value="0.822242" calcext:value-type="float">
            <text:p>0.822242</text:p>
          </table:table-cell>
          <table:table-cell office:value-type="float" office:value="0.871054" calcext:value-type="float">
            <text:p>0.8710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41508" calcext:value-type="float">
            <text:p>0.841508</text:p>
          </table:table-cell>
          <table:table-cell office:value-type="float" office:value="0.822247" calcext:value-type="float">
            <text:p>0.822247</text:p>
          </table:table-cell>
          <table:table-cell office:value-type="float" office:value="0.874694" calcext:value-type="float">
            <text:p>0.8746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4165" calcext:value-type="float">
            <text:p>0.844165</text:p>
          </table:table-cell>
          <table:table-cell office:value-type="float" office:value="0.822252" calcext:value-type="float">
            <text:p>0.822252</text:p>
          </table:table-cell>
          <table:table-cell office:value-type="float" office:value="0.878599" calcext:value-type="float">
            <text:p>0.8785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335921" calcext:value-type="float">
            <text:p>0.00335921</text:p>
          </table:table-cell>
          <table:table-cell office:value-type="float" office:value="0.822051" calcext:value-type="float">
            <text:p>0.822051</text:p>
          </table:table-cell>
          <table:table-cell office:value-type="float" office:value="0.7886" calcext:value-type="float">
            <text:p>0.78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5702" calcext:value-type="float">
            <text:p>0.85702</text:p>
          </table:table-cell>
          <table:table-cell office:value-type="float" office:value="0.82206" calcext:value-type="float">
            <text:p>0.82206</text:p>
          </table:table-cell>
          <table:table-cell office:value-type="float" office:value="0.780476" calcext:value-type="float">
            <text:p>0.7804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22026" calcext:value-type="float">
            <text:p>0.822026</text:p>
          </table:table-cell>
          <table:table-cell office:value-type="float" office:value="0.82206" calcext:value-type="float">
            <text:p>0.82206</text:p>
          </table:table-cell>
          <table:table-cell office:value-type="float" office:value="0.776422" calcext:value-type="float">
            <text:p>0.7764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94001" calcext:value-type="float">
            <text:p>0.794001</text:p>
          </table:table-cell>
          <table:table-cell office:value-type="float" office:value="0.822053" calcext:value-type="float">
            <text:p>0.822053</text:p>
          </table:table-cell>
          <table:table-cell office:value-type="float" office:value="0.768579" calcext:value-type="float">
            <text:p>0.7685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45149" calcext:value-type="float">
            <text:p>0.845149</text:p>
          </table:table-cell>
          <table:table-cell office:value-type="float" office:value="0.822059" calcext:value-type="float">
            <text:p>0.822059</text:p>
          </table:table-cell>
          <table:table-cell office:value-type="float" office:value="0.765851" calcext:value-type="float">
            <text:p>0.7658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45149" calcext:value-type="float">
            <text:p>0.845149</text:p>
          </table:table-cell>
          <table:table-cell office:value-type="float" office:value="0.822064" calcext:value-type="float">
            <text:p>0.822064</text:p>
          </table:table-cell>
          <table:table-cell office:value-type="float" office:value="0.760395" calcext:value-type="float">
            <text:p>0.7603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3273" calcext:value-type="float">
            <text:p>0.993273</text:p>
          </table:table-cell>
          <table:table-cell office:value-type="float" office:value="0.822106" calcext:value-type="float">
            <text:p>0.822106</text:p>
          </table:table-cell>
          <table:table-cell office:value-type="float" office:value="0.768716" calcext:value-type="float">
            <text:p>0.7687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91569" calcext:value-type="float">
            <text:p>0.991569</text:p>
          </table:table-cell>
          <table:table-cell office:value-type="float" office:value="0.822148" calcext:value-type="float">
            <text:p>0.822148</text:p>
          </table:table-cell>
          <table:table-cell office:value-type="float" office:value="0.783722" calcext:value-type="float">
            <text:p>0.7837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06113" calcext:value-type="float">
            <text:p>0.906113</text:p>
          </table:table-cell>
          <table:table-cell office:value-type="float" office:value="0.822168" calcext:value-type="float">
            <text:p>0.822168</text:p>
          </table:table-cell>
          <table:table-cell office:value-type="float" office:value="0.790182" calcext:value-type="float">
            <text:p>0.7901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.822202" calcext:value-type="float">
            <text:p>0.822202</text:p>
          </table:table-cell>
          <table:table-cell office:value-type="float" office:value="0.801807" calcext:value-type="float">
            <text:p>0.8018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02695" calcext:value-type="float">
            <text:p>0.902695</text:p>
          </table:table-cell>
          <table:table-cell office:value-type="float" office:value="0.822222" calcext:value-type="float">
            <text:p>0.822222</text:p>
          </table:table-cell>
          <table:table-cell office:value-type="float" office:value="0.891741" calcext:value-type="float">
            <text:p>0.8917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61887" calcext:value-type="float">
            <text:p>0.861887</text:p>
          </table:table-cell>
          <table:table-cell office:value-type="float" office:value="0.822232" calcext:value-type="float">
            <text:p>0.822232</text:p>
          </table:table-cell>
          <table:table-cell office:value-type="float" office:value="0.892228" calcext:value-type="float">
            <text:p>0.8922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70895" calcext:value-type="float">
            <text:p>0.570895</text:p>
          </table:table-cell>
          <table:table-cell office:value-type="float" office:value="0.82217" calcext:value-type="float">
            <text:p>0.82217</text:p>
          </table:table-cell>
          <table:table-cell office:value-type="float" office:value="0.867115" calcext:value-type="float">
            <text:p>0.8671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5245" calcext:value-type="float">
            <text:p>0.85245</text:p>
          </table:table-cell>
          <table:table-cell office:value-type="float" office:value="0.822177" calcext:value-type="float">
            <text:p>0.822177</text:p>
          </table:table-cell>
          <table:table-cell office:value-type="float" office:value="0.87296" calcext:value-type="float">
            <text:p>0.872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91216" calcext:value-type="float">
            <text:p>0.591216</text:p>
          </table:table-cell>
          <table:table-cell office:value-type="float" office:value="0.822121" calcext:value-type="float">
            <text:p>0.822121</text:p>
          </table:table-cell>
          <table:table-cell office:value-type="float" office:value="0.847566" calcext:value-type="float">
            <text:p>0.8475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82952" calcext:value-type="float">
            <text:p>0.82952</text:p>
          </table:table-cell>
          <table:table-cell office:value-type="float" office:value="0.822123" calcext:value-type="float">
            <text:p>0.822123</text:p>
          </table:table-cell>
          <table:table-cell office:value-type="float" office:value="0.846003" calcext:value-type="float">
            <text:p>0.8460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11087" calcext:value-type="float">
            <text:p>0.911087</text:p>
          </table:table-cell>
          <table:table-cell office:value-type="float" office:value="0.822145" calcext:value-type="float">
            <text:p>0.822145</text:p>
          </table:table-cell>
          <table:table-cell office:value-type="float" office:value="0.837785" calcext:value-type="float">
            <text:p>0.8377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11087" calcext:value-type="float">
            <text:p>0.911087</text:p>
          </table:table-cell>
          <table:table-cell office:value-type="float" office:value="0.822166" calcext:value-type="float">
            <text:p>0.822166</text:p>
          </table:table-cell>
          <table:table-cell office:value-type="float" office:value="0.829737" calcext:value-type="float">
            <text:p>0.8297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30519" calcext:value-type="float">
            <text:p>0.930519</text:p>
          </table:table-cell>
          <table:table-cell office:value-type="float" office:value="0.822193" calcext:value-type="float">
            <text:p>0.822193</text:p>
          </table:table-cell>
          <table:table-cell office:value-type="float" office:value="0.832177" calcext:value-type="float">
            <text:p>0.832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37842" calcext:value-type="float">
            <text:p>0.937842</text:p>
          </table:table-cell>
          <table:table-cell office:value-type="float" office:value="0.822221" calcext:value-type="float">
            <text:p>0.822221</text:p>
          </table:table-cell>
          <table:table-cell office:value-type="float" office:value="0.82992" calcext:value-type="float">
            <text:p>0.829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33827" calcext:value-type="float">
            <text:p>0.933827</text:p>
          </table:table-cell>
          <table:table-cell office:value-type="float" office:value="0.822248" calcext:value-type="float">
            <text:p>0.822248</text:p>
          </table:table-cell>
          <table:table-cell office:value-type="float" office:value="0.833033" calcext:value-type="float">
            <text:p>0.833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5107" calcext:value-type="float">
            <text:p>0.715107</text:p>
          </table:table-cell>
          <table:table-cell office:value-type="float" office:value="0.822222" calcext:value-type="float">
            <text:p>0.822222</text:p>
          </table:table-cell>
          <table:table-cell office:value-type="float" office:value="0.818355" calcext:value-type="float">
            <text:p>0.818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52618" calcext:value-type="float">
            <text:p>0.852618</text:p>
          </table:table-cell>
          <table:table-cell office:value-type="float" office:value="0.82223" calcext:value-type="float">
            <text:p>0.82223</text:p>
          </table:table-cell>
          <table:table-cell office:value-type="float" office:value="0.846527" calcext:value-type="float">
            <text:p>0.8465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52618" calcext:value-type="float">
            <text:p>0.852618</text:p>
          </table:table-cell>
          <table:table-cell office:value-type="float" office:value="0.822237" calcext:value-type="float">
            <text:p>0.822237</text:p>
          </table:table-cell>
          <table:table-cell office:value-type="float" office:value="0.846544" calcext:value-type="float">
            <text:p>0.8465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856156" calcext:value-type="float">
            <text:p>0.856156</text:p>
          </table:table-cell>
          <table:table-cell office:value-type="float" office:value="0.822245" calcext:value-type="float">
            <text:p>0.822245</text:p>
          </table:table-cell>
          <table:table-cell office:value-type="float" office:value="0.873038" calcext:value-type="float">
            <text:p>0.873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66134" calcext:value-type="float">
            <text:p>0.966134</text:p>
          </table:table-cell>
          <table:table-cell office:value-type="float" office:value="0.82228" calcext:value-type="float">
            <text:p>0.82228</text:p>
          </table:table-cell>
          <table:table-cell office:value-type="float" office:value="0.886699" calcext:value-type="float">
            <text:p>0.8866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839343" calcext:value-type="float">
            <text:p>0.839343</text:p>
          </table:table-cell>
          <table:table-cell office:value-type="float" office:value="0.822284" calcext:value-type="float">
            <text:p>0.822284</text:p>
          </table:table-cell>
          <table:table-cell office:value-type="float" office:value="0.879525" calcext:value-type="float">
            <text:p>0.8795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95091" calcext:value-type="float">
            <text:p>0.895091</text:p>
          </table:table-cell>
          <table:table-cell office:value-type="float" office:value="0.822302" calcext:value-type="float">
            <text:p>0.822302</text:p>
          </table:table-cell>
          <table:table-cell office:value-type="float" office:value="0.877926" calcext:value-type="float">
            <text:p>0.8779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5631" calcext:value-type="float">
            <text:p>0.995631</text:p>
          </table:table-cell>
          <table:table-cell office:value-type="float" office:value="0.822344" calcext:value-type="float">
            <text:p>0.822344</text:p>
          </table:table-cell>
          <table:table-cell office:value-type="float" office:value="0.884437" calcext:value-type="float">
            <text:p>0.8844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82256" calcext:value-type="float">
            <text:p>0.682256</text:p>
          </table:table-cell>
          <table:table-cell office:value-type="float" office:value="0.82231" calcext:value-type="float">
            <text:p>0.82231</text:p>
          </table:table-cell>
          <table:table-cell office:value-type="float" office:value="0.858878" calcext:value-type="float">
            <text:p>0.8588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44908" calcext:value-type="float">
            <text:p>0.944908</text:p>
          </table:table-cell>
          <table:table-cell office:value-type="float" office:value="0.82234" calcext:value-type="float">
            <text:p>0.82234</text:p>
          </table:table-cell>
          <table:table-cell office:value-type="float" office:value="0.859986" calcext:value-type="float">
            <text:p>0.8599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81349" calcext:value-type="float">
            <text:p>0.781349</text:p>
          </table:table-cell>
          <table:table-cell office:value-type="float" office:value="0.82233" calcext:value-type="float">
            <text:p>0.82233</text:p>
          </table:table-cell>
          <table:table-cell office:value-type="float" office:value="0.86661" calcext:value-type="float">
            <text:p>0.8666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86075" calcext:value-type="float">
            <text:p>0.986075</text:p>
          </table:table-cell>
          <table:table-cell office:value-type="float" office:value="0.82237" calcext:value-type="float">
            <text:p>0.82237</text:p>
          </table:table-cell>
          <table:table-cell office:value-type="float" office:value="0.879956" calcext:value-type="float">
            <text:p>0.8799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9371" calcext:value-type="float">
            <text:p>0.99371</text:p>
          </table:table-cell>
          <table:table-cell office:value-type="float" office:value="0.822412" calcext:value-type="float">
            <text:p>0.822412</text:p>
          </table:table-cell>
          <table:table-cell office:value-type="float" office:value="0.894065" calcext:value-type="float">
            <text:p>0.8940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371" calcext:value-type="float">
            <text:p>0.99371</text:p>
          </table:table-cell>
          <table:table-cell office:value-type="float" office:value="0.822453" calcext:value-type="float">
            <text:p>0.822453</text:p>
          </table:table-cell>
          <table:table-cell office:value-type="float" office:value="0.907821" calcext:value-type="float">
            <text:p>0.9078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94048" calcext:value-type="float">
            <text:p>0.994048</text:p>
          </table:table-cell>
          <table:table-cell office:value-type="float" office:value="0.822495" calcext:value-type="float">
            <text:p>0.822495</text:p>
          </table:table-cell>
          <table:table-cell office:value-type="float" office:value="0.910612" calcext:value-type="float">
            <text:p>0.9106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804097" calcext:value-type="float">
            <text:p>0.804097</text:p>
          </table:table-cell>
          <table:table-cell office:value-type="float" office:value="0.822491" calcext:value-type="float">
            <text:p>0.822491</text:p>
          </table:table-cell>
          <table:table-cell office:value-type="float" office:value="0.907087" calcext:value-type="float">
            <text:p>0.9070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804097" calcext:value-type="float">
            <text:p>0.804097</text:p>
          </table:table-cell>
          <table:table-cell office:value-type="float" office:value="0.822486" calcext:value-type="float">
            <text:p>0.822486</text:p>
          </table:table-cell>
          <table:table-cell office:value-type="float" office:value="0.897988" calcext:value-type="float">
            <text:p>0.8979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291" calcext:value-type="float">
            <text:p>0.99291</text:p>
          </table:table-cell>
          <table:table-cell office:value-type="float" office:value="0.822528" calcext:value-type="float">
            <text:p>0.822528</text:p>
          </table:table-cell>
          <table:table-cell office:value-type="float" office:value="0.897716" calcext:value-type="float">
            <text:p>0.8977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88141" calcext:value-type="float">
            <text:p>0.788141</text:p>
          </table:table-cell>
          <table:table-cell office:value-type="float" office:value="0.822519" calcext:value-type="float">
            <text:p>0.822519</text:p>
          </table:table-cell>
          <table:table-cell office:value-type="float" office:value="0.908304" calcext:value-type="float">
            <text:p>0.9083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02699" calcext:value-type="float">
            <text:p>0.902699</text:p>
          </table:table-cell>
          <table:table-cell office:value-type="float" office:value="0.822539" calcext:value-type="float">
            <text:p>0.822539</text:p>
          </table:table-cell>
          <table:table-cell office:value-type="float" office:value="0.904083" calcext:value-type="float">
            <text:p>0.9040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5332" calcext:value-type="float">
            <text:p>0.995332</text:p>
          </table:table-cell>
          <table:table-cell office:value-type="float" office:value="0.822581" calcext:value-type="float">
            <text:p>0.822581</text:p>
          </table:table-cell>
          <table:table-cell office:value-type="float" office:value="0.925482" calcext:value-type="float">
            <text:p>0.9254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822602" calcext:value-type="float">
            <text:p>0.822602</text:p>
          </table:table-cell>
          <table:table-cell office:value-type="float" office:value="0.917988" calcext:value-type="float">
            <text:p>0.9179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35107" calcext:value-type="float">
            <text:p>0.935107</text:p>
          </table:table-cell>
          <table:table-cell office:value-type="float" office:value="0.82263" calcext:value-type="float">
            <text:p>0.82263</text:p>
          </table:table-cell>
          <table:table-cell office:value-type="float" office:value="0.912128" calcext:value-type="float">
            <text:p>0.9121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06925" calcext:value-type="float">
            <text:p>0.906925</text:p>
          </table:table-cell>
          <table:table-cell office:value-type="float" office:value="0.82265" calcext:value-type="float">
            <text:p>0.82265</text:p>
          </table:table-cell>
          <table:table-cell office:value-type="float" office:value="0.90345" calcext:value-type="float">
            <text:p>0.903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07462" calcext:value-type="float">
            <text:p>0.807462</text:p>
          </table:table-cell>
          <table:table-cell office:value-type="float" office:value="0.822646" calcext:value-type="float">
            <text:p>0.822646</text:p>
          </table:table-cell>
          <table:table-cell office:value-type="float" office:value="0.884791" calcext:value-type="float">
            <text:p>0.8847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47107" calcext:value-type="float">
            <text:p>0.947107</text:p>
          </table:table-cell>
          <table:table-cell office:value-type="float" office:value="0.822677" calcext:value-type="float">
            <text:p>0.822677</text:p>
          </table:table-cell>
          <table:table-cell office:value-type="float" office:value="0.899092" calcext:value-type="float">
            <text:p>0.8990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46718" calcext:value-type="float">
            <text:p>0.846718</text:p>
          </table:table-cell>
          <table:table-cell office:value-type="float" office:value="0.822682" calcext:value-type="float">
            <text:p>0.822682</text:p>
          </table:table-cell>
          <table:table-cell office:value-type="float" office:value="0.903354" calcext:value-type="float">
            <text:p>0.9033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207051" calcext:value-type="float">
            <text:p>0.00207051</text:p>
          </table:table-cell>
          <table:table-cell office:value-type="float" office:value="0.822483" calcext:value-type="float">
            <text:p>0.822483</text:p>
          </table:table-cell>
          <table:table-cell office:value-type="float" office:value="0.80427" calcext:value-type="float">
            <text:p>0.804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64217" calcext:value-type="float">
            <text:p>0.864217</text:p>
          </table:table-cell>
          <table:table-cell office:value-type="float" office:value="0.822494" calcext:value-type="float">
            <text:p>0.822494</text:p>
          </table:table-cell>
          <table:table-cell office:value-type="float" office:value="0.811878" calcext:value-type="float">
            <text:p>0.8118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1727" calcext:value-type="float">
            <text:p>0.991727</text:p>
          </table:table-cell>
          <table:table-cell office:value-type="float" office:value="0.822535" calcext:value-type="float">
            <text:p>0.822535</text:p>
          </table:table-cell>
          <table:table-cell office:value-type="float" office:value="0.820781" calcext:value-type="float">
            <text:p>0.8207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91727" calcext:value-type="float">
            <text:p>0.891727</text:p>
          </table:table-cell>
          <table:table-cell office:value-type="float" office:value="0.822551" calcext:value-type="float">
            <text:p>0.822551</text:p>
          </table:table-cell>
          <table:table-cell office:value-type="float" office:value="0.81042" calcext:value-type="float">
            <text:p>0.810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851258" calcext:value-type="float">
            <text:p>0.851258</text:p>
          </table:table-cell>
          <table:table-cell office:value-type="float" office:value="0.822558" calcext:value-type="float">
            <text:p>0.822558</text:p>
          </table:table-cell>
          <table:table-cell office:value-type="float" office:value="0.804432" calcext:value-type="float">
            <text:p>0.8044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5041" calcext:value-type="float">
            <text:p>0.95041</text:p>
          </table:table-cell>
          <table:table-cell office:value-type="float" office:value="0.822589" calcext:value-type="float">
            <text:p>0.822589</text:p>
          </table:table-cell>
          <table:table-cell office:value-type="float" office:value="0.805962" calcext:value-type="float">
            <text:p>0.8059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30504" calcext:value-type="float">
            <text:p>0.930504</text:p>
          </table:table-cell>
          <table:table-cell office:value-type="float" office:value="0.822615" calcext:value-type="float">
            <text:p>0.822615</text:p>
          </table:table-cell>
          <table:table-cell office:value-type="float" office:value="0.80832" calcext:value-type="float">
            <text:p>0.808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68335" calcext:value-type="float">
            <text:p>0.968335</text:p>
          </table:table-cell>
          <table:table-cell office:value-type="float" office:value="0.822651" calcext:value-type="float">
            <text:p>0.822651</text:p>
          </table:table-cell>
          <table:table-cell office:value-type="float" office:value="0.824407" calcext:value-type="float">
            <text:p>0.8244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68335" calcext:value-type="float">
            <text:p>0.968335</text:p>
          </table:table-cell>
          <table:table-cell office:value-type="float" office:value="0.822686" calcext:value-type="float">
            <text:p>0.822686</text:p>
          </table:table-cell>
          <table:table-cell office:value-type="float" office:value="0.82653" calcext:value-type="float">
            <text:p>0.826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68335" calcext:value-type="float">
            <text:p>0.968335</text:p>
          </table:table-cell>
          <table:table-cell office:value-type="float" office:value="0.822721" calcext:value-type="float">
            <text:p>0.822721</text:p>
          </table:table-cell>
          <table:table-cell office:value-type="float" office:value="0.838692" calcext:value-type="float">
            <text:p>0.8386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77383" calcext:value-type="float">
            <text:p>0.977383</text:p>
          </table:table-cell>
          <table:table-cell office:value-type="float" office:value="0.822759" calcext:value-type="float">
            <text:p>0.822759</text:p>
          </table:table-cell>
          <table:table-cell office:value-type="float" office:value="0.936223" calcext:value-type="float">
            <text:p>0.9362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199446" calcext:value-type="float">
            <text:p>0.00199446</text:p>
          </table:table-cell>
          <table:table-cell office:value-type="float" office:value="0.82256" calcext:value-type="float">
            <text:p>0.82256</text:p>
          </table:table-cell>
          <table:table-cell office:value-type="float" office:value="0.850001" calcext:value-type="float">
            <text:p>0.850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66088" calcext:value-type="float">
            <text:p>0.966088</text:p>
          </table:table-cell>
          <table:table-cell office:value-type="float" office:value="0.822595" calcext:value-type="float">
            <text:p>0.822595</text:p>
          </table:table-cell>
          <table:table-cell office:value-type="float" office:value="0.847437" calcext:value-type="float">
            <text:p>0.8474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66088" calcext:value-type="float">
            <text:p>0.966088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54873" calcext:value-type="float">
            <text:p>0.8548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89451" calcext:value-type="float">
            <text:p>0.889451</text:p>
          </table:table-cell>
          <table:table-cell office:value-type="float" office:value="0.822646" calcext:value-type="float">
            <text:p>0.822646</text:p>
          </table:table-cell>
          <table:table-cell office:value-type="float" office:value="0.858692" calcext:value-type="float">
            <text:p>0.8586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847228" calcext:value-type="float">
            <text:p>0.847228</text:p>
          </table:table-cell>
          <table:table-cell office:value-type="float" office:value="0.822652" calcext:value-type="float">
            <text:p>0.822652</text:p>
          </table:table-cell>
          <table:table-cell office:value-type="float" office:value="0.848374" calcext:value-type="float">
            <text:p>0.8483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88996" calcext:value-type="float">
            <text:p>0.88996</text:p>
          </table:table-cell>
          <table:table-cell office:value-type="float" office:value="0.822668" calcext:value-type="float">
            <text:p>0.822668</text:p>
          </table:table-cell>
          <table:table-cell office:value-type="float" office:value="0.84432" calcext:value-type="float">
            <text:p>0.844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5598" calcext:value-type="float">
            <text:p>0.995598</text:p>
          </table:table-cell>
          <table:table-cell office:value-type="float" office:value="0.82271" calcext:value-type="float">
            <text:p>0.82271</text:p>
          </table:table-cell>
          <table:table-cell office:value-type="float" office:value="0.847046" calcext:value-type="float">
            <text:p>0.8470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850755" calcext:value-type="float">
            <text:p>0.850755</text:p>
          </table:table-cell>
          <table:table-cell office:value-type="float" office:value="0.822716" calcext:value-type="float">
            <text:p>0.822716</text:p>
          </table:table-cell>
          <table:table-cell office:value-type="float" office:value="0.835288" calcext:value-type="float">
            <text:p>0.8352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174107" calcext:value-type="float">
            <text:p>0.00174107</text:p>
          </table:table-cell>
          <table:table-cell office:value-type="float" office:value="0.822518" calcext:value-type="float">
            <text:p>0.822518</text:p>
          </table:table-cell>
          <table:table-cell office:value-type="float" office:value="0.738629" calcext:value-type="float">
            <text:p>0.7386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822496" calcext:value-type="float">
            <text:p>0.822496</text:p>
          </table:table-cell>
          <table:table-cell office:value-type="float" office:value="0.71404" calcext:value-type="float">
            <text:p>0.714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848902" calcext:value-type="float">
            <text:p>0.848902</text:p>
          </table:table-cell>
          <table:table-cell office:value-type="float" office:value="0.822503" calcext:value-type="float">
            <text:p>0.822503</text:p>
          </table:table-cell>
          <table:table-cell office:value-type="float" office:value="0.798731" calcext:value-type="float">
            <text:p>0.7987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875936" calcext:value-type="float">
            <text:p>0.875936</text:p>
          </table:table-cell>
          <table:table-cell office:value-type="float" office:value="0.822515" calcext:value-type="float">
            <text:p>0.822515</text:p>
          </table:table-cell>
          <table:table-cell office:value-type="float" office:value="0.789716" calcext:value-type="float">
            <text:p>0.7897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5306" calcext:value-type="float">
            <text:p>0.995306</text:p>
          </table:table-cell>
          <table:table-cell office:value-type="float" office:value="0.822557" calcext:value-type="float">
            <text:p>0.822557</text:p>
          </table:table-cell>
          <table:table-cell office:value-type="float" office:value="0.792638" calcext:value-type="float">
            <text:p>0.7926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18808" calcext:value-type="float">
            <text:p>0.818808</text:p>
          </table:table-cell>
          <table:table-cell office:value-type="float" office:value="0.822556" calcext:value-type="float">
            <text:p>0.822556</text:p>
          </table:table-cell>
          <table:table-cell office:value-type="float" office:value="0.785573" calcext:value-type="float">
            <text:p>0.7855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34782" calcext:value-type="float">
            <text:p>0.934782</text:p>
          </table:table-cell>
          <table:table-cell office:value-type="float" office:value="0.822583" calcext:value-type="float">
            <text:p>0.822583</text:p>
          </table:table-cell>
          <table:table-cell office:value-type="float" office:value="0.794329" calcext:value-type="float">
            <text:p>0.794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05492" calcext:value-type="float">
            <text:p>0.905492</text:p>
          </table:table-cell>
          <table:table-cell office:value-type="float" office:value="0.822603" calcext:value-type="float">
            <text:p>0.822603</text:p>
          </table:table-cell>
          <table:table-cell office:value-type="float" office:value="0.795882" calcext:value-type="float">
            <text:p>0.7958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34277" calcext:value-type="float">
            <text:p>0.834277</text:p>
          </table:table-cell>
          <table:table-cell office:value-type="float" office:value="0.822606" calcext:value-type="float">
            <text:p>0.822606</text:p>
          </table:table-cell>
          <table:table-cell office:value-type="float" office:value="0.77975" calcext:value-type="float">
            <text:p>0.779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75916" calcext:value-type="float">
            <text:p>0.775916</text:p>
          </table:table-cell>
          <table:table-cell office:value-type="float" office:value="0.822595" calcext:value-type="float">
            <text:p>0.822595</text:p>
          </table:table-cell>
          <table:table-cell office:value-type="float" office:value="0.772266" calcext:value-type="float">
            <text:p>0.77226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894704" calcext:value-type="float">
            <text:p>0.894704</text:p>
          </table:table-cell>
          <table:table-cell office:value-type="float" office:value="0.822612" calcext:value-type="float">
            <text:p>0.822612</text:p>
          </table:table-cell>
          <table:table-cell office:value-type="float" office:value="0.861562" calcext:value-type="float">
            <text:p>0.8615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890567" calcext:value-type="float">
            <text:p>0.890567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77469" calcext:value-type="float">
            <text:p>0.8774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872301" calcext:value-type="float">
            <text:p>0.872301</text:p>
          </table:table-cell>
          <table:table-cell office:value-type="float" office:value="0.822641" calcext:value-type="float">
            <text:p>0.822641</text:p>
          </table:table-cell>
          <table:table-cell office:value-type="float" office:value="0.879809" calcext:value-type="float">
            <text:p>0.8798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872301" calcext:value-type="float">
            <text:p>0.872301</text:p>
          </table:table-cell>
          <table:table-cell office:value-type="float" office:value="0.822652" calcext:value-type="float">
            <text:p>0.822652</text:p>
          </table:table-cell>
          <table:table-cell office:value-type="float" office:value="0.879445" calcext:value-type="float">
            <text:p>0.8794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869451" calcext:value-type="float">
            <text:p>0.869451</text:p>
          </table:table-cell>
          <table:table-cell office:value-type="float" office:value="0.822664" calcext:value-type="float">
            <text:p>0.822664</text:p>
          </table:table-cell>
          <table:table-cell office:value-type="float" office:value="0.86686" calcext:value-type="float">
            <text:p>0.866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887608" calcext:value-type="float">
            <text:p>0.887608</text:p>
          </table:table-cell>
          <table:table-cell office:value-type="float" office:value="0.822679" calcext:value-type="float">
            <text:p>0.822679</text:p>
          </table:table-cell>
          <table:table-cell office:value-type="float" office:value="0.87374" calcext:value-type="float">
            <text:p>0.873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2327" calcext:value-type="float">
            <text:p>0.992327</text:p>
          </table:table-cell>
          <table:table-cell office:value-type="float" office:value="0.82272" calcext:value-type="float">
            <text:p>0.82272</text:p>
          </table:table-cell>
          <table:table-cell office:value-type="float" office:value="0.879494" calcext:value-type="float">
            <text:p>0.8794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3478" calcext:value-type="float">
            <text:p>0.993478</text:p>
          </table:table-cell>
          <table:table-cell office:value-type="float" office:value="0.822761" calcext:value-type="float">
            <text:p>0.822761</text:p>
          </table:table-cell>
          <table:table-cell office:value-type="float" office:value="0.888293" calcext:value-type="float">
            <text:p>0.8882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77644" calcext:value-type="float">
            <text:p>0.677644</text:p>
          </table:table-cell>
          <table:table-cell office:value-type="float" office:value="0.822726" calcext:value-type="float">
            <text:p>0.822726</text:p>
          </table:table-cell>
          <table:table-cell office:value-type="float" office:value="0.87263" calcext:value-type="float">
            <text:p>0.872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877393" calcext:value-type="float">
            <text:p>0.877393</text:p>
          </table:table-cell>
          <table:table-cell office:value-type="float" office:value="0.822739" calcext:value-type="float">
            <text:p>0.822739</text:p>
          </table:table-cell>
          <table:table-cell office:value-type="float" office:value="0.882777" calcext:value-type="float">
            <text:p>0.8827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832107" calcext:value-type="float">
            <text:p>0.832107</text:p>
          </table:table-cell>
          <table:table-cell office:value-type="float" office:value="0.822742" calcext:value-type="float">
            <text:p>0.822742</text:p>
          </table:table-cell>
          <table:table-cell office:value-type="float" office:value="0.876518" calcext:value-type="float">
            <text:p>0.8765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29756" calcext:value-type="float">
            <text:p>0.929756</text:p>
          </table:table-cell>
          <table:table-cell office:value-type="float" office:value="0.822767" calcext:value-type="float">
            <text:p>0.822767</text:p>
          </table:table-cell>
          <table:table-cell office:value-type="float" office:value="0.880437" calcext:value-type="float">
            <text:p>0.8804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805084" calcext:value-type="float">
            <text:p>0.805084</text:p>
          </table:table-cell>
          <table:table-cell office:value-type="float" office:value="0.822763" calcext:value-type="float">
            <text:p>0.822763</text:p>
          </table:table-cell>
          <table:table-cell office:value-type="float" office:value="0.873715" calcext:value-type="float">
            <text:p>0.8737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31898" calcext:value-type="float">
            <text:p>0.931898</text:p>
          </table:table-cell>
          <table:table-cell office:value-type="float" office:value="0.822789" calcext:value-type="float">
            <text:p>0.822789</text:p>
          </table:table-cell>
          <table:table-cell office:value-type="float" office:value="0.879675" calcext:value-type="float">
            <text:p>0.8796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27214" calcext:value-type="float">
            <text:p>0.927214</text:p>
          </table:table-cell>
          <table:table-cell office:value-type="float" office:value="0.822814" calcext:value-type="float">
            <text:p>0.822814</text:p>
          </table:table-cell>
          <table:table-cell office:value-type="float" office:value="0.885451" calcext:value-type="float">
            <text:p>0.8854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33674" calcext:value-type="float">
            <text:p>0.833674</text:p>
          </table:table-cell>
          <table:table-cell office:value-type="float" office:value="0.822817" calcext:value-type="float">
            <text:p>0.822817</text:p>
          </table:table-cell>
          <table:table-cell office:value-type="float" office:value="0.880058" calcext:value-type="float">
            <text:p>0.8800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95845" calcext:value-type="float">
            <text:p>0.695845</text:p>
          </table:table-cell>
          <table:table-cell office:value-type="float" office:value="0.822787" calcext:value-type="float">
            <text:p>0.822787</text:p>
          </table:table-cell>
          <table:table-cell office:value-type="float" office:value="0.850409" calcext:value-type="float">
            <text:p>0.8504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831533" calcext:value-type="float">
            <text:p>0.831533</text:p>
          </table:table-cell>
          <table:table-cell office:value-type="float" office:value="0.822789" calcext:value-type="float">
            <text:p>0.822789</text:p>
          </table:table-cell>
          <table:table-cell office:value-type="float" office:value="0.834215" calcext:value-type="float">
            <text:p>0.8342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4771" calcext:value-type="float">
            <text:p>0.994771</text:p>
          </table:table-cell>
          <table:table-cell office:value-type="float" office:value="0.82283" calcext:value-type="float">
            <text:p>0.82283</text:p>
          </table:table-cell>
          <table:table-cell office:value-type="float" office:value="0.865928" calcext:value-type="float">
            <text:p>0.8659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46187" calcext:value-type="float">
            <text:p>0.846187</text:p>
          </table:table-cell>
          <table:table-cell office:value-type="float" office:value="0.822836" calcext:value-type="float">
            <text:p>0.822836</text:p>
          </table:table-cell>
          <table:table-cell office:value-type="float" office:value="0.862807" calcext:value-type="float">
            <text:p>0.8628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28323" calcext:value-type="float">
            <text:p>0.828323</text:p>
          </table:table-cell>
          <table:table-cell office:value-type="float" office:value="0.822837" calcext:value-type="float">
            <text:p>0.822837</text:p>
          </table:table-cell>
          <table:table-cell office:value-type="float" office:value="0.862428" calcext:value-type="float">
            <text:p>0.8624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21243" calcext:value-type="float">
            <text:p>0.821243</text:p>
          </table:table-cell>
          <table:table-cell office:value-type="float" office:value="0.822836" calcext:value-type="float">
            <text:p>0.822836</text:p>
          </table:table-cell>
          <table:table-cell office:value-type="float" office:value="0.851577" calcext:value-type="float">
            <text:p>0.8515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2852" calcext:value-type="float">
            <text:p>0.82852</text:p>
          </table:table-cell>
          <table:table-cell office:value-type="float" office:value="0.822838" calcext:value-type="float">
            <text:p>0.822838</text:p>
          </table:table-cell>
          <table:table-cell office:value-type="float" office:value="0.853921" calcext:value-type="float">
            <text:p>0.8539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841853" calcext:value-type="float">
            <text:p>0.841853</text:p>
          </table:table-cell>
          <table:table-cell office:value-type="float" office:value="0.822842" calcext:value-type="float">
            <text:p>0.822842</text:p>
          </table:table-cell>
          <table:table-cell office:value-type="float" office:value="0.844916" calcext:value-type="float">
            <text:p>0.8449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77518" calcext:value-type="float">
            <text:p>0.877518</text:p>
          </table:table-cell>
          <table:table-cell office:value-type="float" office:value="0.822855" calcext:value-type="float">
            <text:p>0.822855</text:p>
          </table:table-cell>
          <table:table-cell office:value-type="float" office:value="0.839947" calcext:value-type="float">
            <text:p>0.8399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7513" calcext:value-type="float">
            <text:p>0.767513</text:p>
          </table:table-cell>
          <table:table-cell office:value-type="float" office:value="0.822842" calcext:value-type="float">
            <text:p>0.822842</text:p>
          </table:table-cell>
          <table:table-cell office:value-type="float" office:value="0.833331" calcext:value-type="float">
            <text:p>0.8333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21748" calcext:value-type="float">
            <text:p>0.721748</text:p>
          </table:table-cell>
          <table:table-cell office:value-type="float" office:value="0.822818" calcext:value-type="float">
            <text:p>0.822818</text:p>
          </table:table-cell>
          <table:table-cell office:value-type="float" office:value="0.835921" calcext:value-type="float">
            <text:p>0.8359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822826" calcext:value-type="float">
            <text:p>0.822826</text:p>
          </table:table-cell>
          <table:table-cell office:value-type="float" office:value="0.838293" calcext:value-type="float">
            <text:p>0.8382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23404" calcext:value-type="float">
            <text:p>0.923404</text:p>
          </table:table-cell>
          <table:table-cell office:value-type="float" office:value="0.82285" calcext:value-type="float">
            <text:p>0.82285</text:p>
          </table:table-cell>
          <table:table-cell office:value-type="float" office:value="0.831156" calcext:value-type="float">
            <text:p>0.8311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64339" calcext:value-type="float">
            <text:p>0.964339</text:p>
          </table:table-cell>
          <table:table-cell office:value-type="float" office:value="0.822884" calcext:value-type="float">
            <text:p>0.822884</text:p>
          </table:table-cell>
          <table:table-cell office:value-type="float" office:value="0.842971" calcext:value-type="float">
            <text:p>0.8429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06429" calcext:value-type="float">
            <text:p>0.906429</text:p>
          </table:table-cell>
          <table:table-cell office:value-type="float" office:value="0.822904" calcext:value-type="float">
            <text:p>0.822904</text:p>
          </table:table-cell>
          <table:table-cell office:value-type="float" office:value="0.850782" calcext:value-type="float">
            <text:p>0.8507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82293" calcext:value-type="float">
            <text:p>0.82293</text:p>
          </table:table-cell>
          <table:table-cell office:value-type="float" office:value="0.861875" calcext:value-type="float">
            <text:p>0.861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880216" calcext:value-type="float">
            <text:p>0.880216</text:p>
          </table:table-cell>
          <table:table-cell office:value-type="float" office:value="0.822944" calcext:value-type="float">
            <text:p>0.822944</text:p>
          </table:table-cell>
          <table:table-cell office:value-type="float" office:value="0.867045" calcext:value-type="float">
            <text:p>0.8670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80566" calcext:value-type="float">
            <text:p>0.880566</text:p>
          </table:table-cell>
          <table:table-cell office:value-type="float" office:value="0.822957" calcext:value-type="float">
            <text:p>0.822957</text:p>
          </table:table-cell>
          <table:table-cell office:value-type="float" office:value="0.870916" calcext:value-type="float">
            <text:p>0.8709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80566" calcext:value-type="float">
            <text:p>0.880566</text:p>
          </table:table-cell>
          <table:table-cell office:value-type="float" office:value="0.822971" calcext:value-type="float">
            <text:p>0.822971</text:p>
          </table:table-cell>
          <table:table-cell office:value-type="float" office:value="0.871221" calcext:value-type="float">
            <text:p>0.8712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65136" calcext:value-type="float">
            <text:p>0.765136</text:p>
          </table:table-cell>
          <table:table-cell office:value-type="float" office:value="0.822957" calcext:value-type="float">
            <text:p>0.822957</text:p>
          </table:table-cell>
          <table:table-cell office:value-type="float" office:value="0.870983" calcext:value-type="float">
            <text:p>0.8709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890605" calcext:value-type="float">
            <text:p>0.890605</text:p>
          </table:table-cell>
          <table:table-cell office:value-type="float" office:value="0.822973" calcext:value-type="float">
            <text:p>0.822973</text:p>
          </table:table-cell>
          <table:table-cell office:value-type="float" office:value="0.887869" calcext:value-type="float">
            <text:p>0.8878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748234" calcext:value-type="float">
            <text:p>0.748234</text:p>
          </table:table-cell>
          <table:table-cell office:value-type="float" office:value="0.822956" calcext:value-type="float">
            <text:p>0.822956</text:p>
          </table:table-cell>
          <table:table-cell office:value-type="float" office:value="0.877167" calcext:value-type="float">
            <text:p>0.8771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78619" calcext:value-type="float">
            <text:p>0.978619</text:p>
          </table:table-cell>
          <table:table-cell office:value-type="float" office:value="0.822993" calcext:value-type="float">
            <text:p>0.822993</text:p>
          </table:table-cell>
          <table:table-cell office:value-type="float" office:value="0.882689" calcext:value-type="float">
            <text:p>0.8826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831767" calcext:value-type="float">
            <text:p>0.831767</text:p>
          </table:table-cell>
          <table:table-cell office:value-type="float" office:value="0.822995" calcext:value-type="float">
            <text:p>0.822995</text:p>
          </table:table-cell>
          <table:table-cell office:value-type="float" office:value="0.869432" calcext:value-type="float">
            <text:p>0.8694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35247" calcext:value-type="float">
            <text:p>0.935247</text:p>
          </table:table-cell>
          <table:table-cell office:value-type="float" office:value="0.823022" calcext:value-type="float">
            <text:p>0.823022</text:p>
          </table:table-cell>
          <table:table-cell office:value-type="float" office:value="0.872313" calcext:value-type="float">
            <text:p>0.8723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8413" calcext:value-type="float">
            <text:p>0.98413</text:p>
          </table:table-cell>
          <table:table-cell office:value-type="float" office:value="0.82306" calcext:value-type="float">
            <text:p>0.82306</text:p>
          </table:table-cell>
          <table:table-cell office:value-type="float" office:value="0.877509" calcext:value-type="float">
            <text:p>0.8775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827442" calcext:value-type="float">
            <text:p>0.827442</text:p>
          </table:table-cell>
          <table:table-cell office:value-type="float" office:value="0.823061" calcext:value-type="float">
            <text:p>0.823061</text:p>
          </table:table-cell>
          <table:table-cell office:value-type="float" office:value="0.872231" calcext:value-type="float">
            <text:p>0.8722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7495" calcext:value-type="float">
            <text:p>0.87495</text:p>
          </table:table-cell>
          <table:table-cell office:value-type="float" office:value="0.823073" calcext:value-type="float">
            <text:p>0.823073</text:p>
          </table:table-cell>
          <table:table-cell office:value-type="float" office:value="0.87167" calcext:value-type="float">
            <text:p>0.871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16411" calcext:value-type="float">
            <text:p>0.916411</text:p>
          </table:table-cell>
          <table:table-cell office:value-type="float" office:value="0.823096" calcext:value-type="float">
            <text:p>0.823096</text:p>
          </table:table-cell>
          <table:table-cell office:value-type="float" office:value="0.875254" calcext:value-type="float">
            <text:p>0.8752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823137" calcext:value-type="float">
            <text:p>0.823137</text:p>
          </table:table-cell>
          <table:table-cell office:value-type="float" office:value="0.898259" calcext:value-type="float">
            <text:p>0.8982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16827" calcext:value-type="float">
            <text:p>0.816827</text:p>
          </table:table-cell>
          <table:table-cell office:value-type="float" office:value="0.823135" calcext:value-type="float">
            <text:p>0.823135</text:p>
          </table:table-cell>
          <table:table-cell office:value-type="float" office:value="0.890881" calcext:value-type="float">
            <text:p>0.8908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.823145" calcext:value-type="float">
            <text:p>0.823145</text:p>
          </table:table-cell>
          <table:table-cell office:value-type="float" office:value="0.902649" calcext:value-type="float">
            <text:p>0.9026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89297" calcext:value-type="float">
            <text:p>0.89297</text:p>
          </table:table-cell>
          <table:table-cell office:value-type="float" office:value="0.823162" calcext:value-type="float">
            <text:p>0.823162</text:p>
          </table:table-cell>
          <table:table-cell office:value-type="float" office:value="0.894084" calcext:value-type="float">
            <text:p>0.8940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892304" calcext:value-type="float">
            <text:p>0.892304</text:p>
          </table:table-cell>
          <table:table-cell office:value-type="float" office:value="0.823178" calcext:value-type="float">
            <text:p>0.823178</text:p>
          </table:table-cell>
          <table:table-cell office:value-type="float" office:value="0.900138" calcext:value-type="float">
            <text:p>0.9001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91439" calcext:value-type="float">
            <text:p>0.891439</text:p>
          </table:table-cell>
          <table:table-cell office:value-type="float" office:value="0.823195" calcext:value-type="float">
            <text:p>0.823195</text:p>
          </table:table-cell>
          <table:table-cell office:value-type="float" office:value="0.895757" calcext:value-type="float">
            <text:p>0.8957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94102" calcext:value-type="float">
            <text:p>0.994102</text:p>
          </table:table-cell>
          <table:table-cell office:value-type="float" office:value="0.823235" calcext:value-type="float">
            <text:p>0.823235</text:p>
          </table:table-cell>
          <table:table-cell office:value-type="float" office:value="0.896754" calcext:value-type="float">
            <text:p>0.8967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800368" calcext:value-type="float">
            <text:p>0.800368</text:p>
          </table:table-cell>
          <table:table-cell office:value-type="float" office:value="0.82323" calcext:value-type="float">
            <text:p>0.82323</text:p>
          </table:table-cell>
          <table:table-cell office:value-type="float" office:value="0.894047" calcext:value-type="float">
            <text:p>0.8940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800368" calcext:value-type="float">
            <text:p>0.800368</text:p>
          </table:table-cell>
          <table:table-cell office:value-type="float" office:value="0.823224" calcext:value-type="float">
            <text:p>0.823224</text:p>
          </table:table-cell>
          <table:table-cell office:value-type="float" office:value="0.886589" calcext:value-type="float">
            <text:p>0.88658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90711" calcext:value-type="float">
            <text:p>0.890711</text:p>
          </table:table-cell>
          <table:table-cell office:value-type="float" office:value="0.82324" calcext:value-type="float">
            <text:p>0.82324</text:p>
          </table:table-cell>
          <table:table-cell office:value-type="float" office:value="0.884019" calcext:value-type="float">
            <text:p>0.8840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.823267" calcext:value-type="float">
            <text:p>0.823267</text:p>
          </table:table-cell>
          <table:table-cell office:value-type="float" office:value="0.878156" calcext:value-type="float">
            <text:p>0.8781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720795" calcext:value-type="float">
            <text:p>0.720795</text:p>
          </table:table-cell>
          <table:table-cell office:value-type="float" office:value="0.823243" calcext:value-type="float">
            <text:p>0.823243</text:p>
          </table:table-cell>
          <table:table-cell office:value-type="float" office:value="0.868553" calcext:value-type="float">
            <text:p>0.86855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798371" calcext:value-type="float">
            <text:p>0.798371</text:p>
          </table:table-cell>
          <table:table-cell office:value-type="float" office:value="0.823237" calcext:value-type="float">
            <text:p>0.823237</text:p>
          </table:table-cell>
          <table:table-cell office:value-type="float" office:value="0.861798" calcext:value-type="float">
            <text:p>0.8617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6035" calcext:value-type="float">
            <text:p>0.676035</text:p>
          </table:table-cell>
          <table:table-cell office:value-type="float" office:value="0.823202" calcext:value-type="float">
            <text:p>0.823202</text:p>
          </table:table-cell>
          <table:table-cell office:value-type="float" office:value="0.840104" calcext:value-type="float">
            <text:p>0.8401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852" calcext:value-type="float">
            <text:p>0.915852</text:p>
          </table:table-cell>
          <table:table-cell office:value-type="float" office:value="0.823224" calcext:value-type="float">
            <text:p>0.823224</text:p>
          </table:table-cell>
          <table:table-cell office:value-type="float" office:value="0.842459" calcext:value-type="float">
            <text:p>0.8424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24674" calcext:value-type="float">
            <text:p>0.824674</text:p>
          </table:table-cell>
          <table:table-cell office:value-type="float" office:value="0.823225" calcext:value-type="float">
            <text:p>0.823225</text:p>
          </table:table-cell>
          <table:table-cell office:value-type="float" office:value="0.835783" calcext:value-type="float">
            <text:p>0.8357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75539" calcext:value-type="float">
            <text:p>0.975539</text:p>
          </table:table-cell>
          <table:table-cell office:value-type="float" office:value="0.823261" calcext:value-type="float">
            <text:p>0.823261</text:p>
          </table:table-cell>
          <table:table-cell office:value-type="float" office:value="0.833926" calcext:value-type="float">
            <text:p>0.8339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99944" calcext:value-type="float">
            <text:p>0.699944</text:p>
          </table:table-cell>
          <table:table-cell office:value-type="float" office:value="0.823231" calcext:value-type="float">
            <text:p>0.823231</text:p>
          </table:table-cell>
          <table:table-cell office:value-type="float" office:value="0.823884" calcext:value-type="float">
            <text:p>0.8238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761667" calcext:value-type="float">
            <text:p>0.761667</text:p>
          </table:table-cell>
          <table:table-cell office:value-type="float" office:value="0.823217" calcext:value-type="float">
            <text:p>0.823217</text:p>
          </table:table-cell>
          <table:table-cell office:value-type="float" office:value="0.820014" calcext:value-type="float">
            <text:p>0.8200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82806" calcext:value-type="float">
            <text:p>0.882806</text:p>
          </table:table-cell>
          <table:table-cell office:value-type="float" office:value="0.823231" calcext:value-type="float">
            <text:p>0.823231</text:p>
          </table:table-cell>
          <table:table-cell office:value-type="float" office:value="0.819223" calcext:value-type="float">
            <text:p>0.8192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882806" calcext:value-type="float">
            <text:p>0.882806</text:p>
          </table:table-cell>
          <table:table-cell office:value-type="float" office:value="0.823245" calcext:value-type="float">
            <text:p>0.823245</text:p>
          </table:table-cell>
          <table:table-cell office:value-type="float" office:value="0.813849" calcext:value-type="float">
            <text:p>0.8138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884288" calcext:value-type="float">
            <text:p>0.884288</text:p>
          </table:table-cell>
          <table:table-cell office:value-type="float" office:value="0.82326" calcext:value-type="float">
            <text:p>0.82326</text:p>
          </table:table-cell>
          <table:table-cell office:value-type="float" office:value="0.830198" calcext:value-type="float">
            <text:p>0.8301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94499" calcext:value-type="float">
            <text:p>0.994499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849811" calcext:value-type="float">
            <text:p>0.8498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22952" calcext:value-type="float">
            <text:p>0.922952</text:p>
          </table:table-cell>
          <table:table-cell office:value-type="float" office:value="0.823324" calcext:value-type="float">
            <text:p>0.823324</text:p>
          </table:table-cell>
          <table:table-cell office:value-type="float" office:value="0.874503" calcext:value-type="float">
            <text:p>0.87450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881546" calcext:value-type="float">
            <text:p>0.881546</text:p>
          </table:table-cell>
          <table:table-cell office:value-type="float" office:value="0.823338" calcext:value-type="float">
            <text:p>0.823338</text:p>
          </table:table-cell>
          <table:table-cell office:value-type="float" office:value="0.871072" calcext:value-type="float">
            <text:p>0.8710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895263" calcext:value-type="float">
            <text:p>0.895263</text:p>
          </table:table-cell>
          <table:table-cell office:value-type="float" office:value="0.823355" calcext:value-type="float">
            <text:p>0.823355</text:p>
          </table:table-cell>
          <table:table-cell office:value-type="float" office:value="0.878131" calcext:value-type="float">
            <text:p>0.8781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801744" calcext:value-type="float">
            <text:p>0.801744</text:p>
          </table:table-cell>
          <table:table-cell office:value-type="float" office:value="0.823349" calcext:value-type="float">
            <text:p>0.823349</text:p>
          </table:table-cell>
          <table:table-cell office:value-type="float" office:value="0.860752" calcext:value-type="float">
            <text:p>0.86075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855062" calcext:value-type="float">
            <text:p>0.855062</text:p>
          </table:table-cell>
          <table:table-cell office:value-type="float" office:value="0.823357" calcext:value-type="float">
            <text:p>0.823357</text:p>
          </table:table-cell>
          <table:table-cell office:value-type="float" office:value="0.876263" calcext:value-type="float">
            <text:p>0.8762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76268" calcext:value-type="float">
            <text:p>0.776268</text:p>
          </table:table-cell>
          <table:table-cell office:value-type="float" office:value="0.823346" calcext:value-type="float">
            <text:p>0.823346</text:p>
          </table:table-cell>
          <table:table-cell office:value-type="float" office:value="0.877723" calcext:value-type="float">
            <text:p>0.8777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884162" calcext:value-type="float">
            <text:p>0.884162</text:p>
          </table:table-cell>
          <table:table-cell office:value-type="float" office:value="0.82336" calcext:value-type="float">
            <text:p>0.82336</text:p>
          </table:table-cell>
          <table:table-cell office:value-type="float" office:value="0.877859" calcext:value-type="float">
            <text:p>0.8778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35215" calcext:value-type="float">
            <text:p>0.835215</text:p>
          </table:table-cell>
          <table:table-cell office:value-type="float" office:value="0.823363" calcext:value-type="float">
            <text:p>0.823363</text:p>
          </table:table-cell>
          <table:table-cell office:value-type="float" office:value="0.8731" calcext:value-type="float">
            <text:p>0.873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823387" calcext:value-type="float">
            <text:p>0.823387</text:p>
          </table:table-cell>
          <table:table-cell office:value-type="float" office:value="0.877173" calcext:value-type="float">
            <text:p>0.87717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2653" calcext:value-type="float">
            <text:p>0.92653</text:p>
          </table:table-cell>
          <table:table-cell office:value-type="float" office:value="0.823411" calcext:value-type="float">
            <text:p>0.823411</text:p>
          </table:table-cell>
          <table:table-cell office:value-type="float" office:value="0.870376" calcext:value-type="float">
            <text:p>0.8703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854099" calcext:value-type="float">
            <text:p>0.854099</text:p>
          </table:table-cell>
          <table:table-cell office:value-type="float" office:value="0.823419" calcext:value-type="float">
            <text:p>0.823419</text:p>
          </table:table-cell>
          <table:table-cell office:value-type="float" office:value="0.863491" calcext:value-type="float">
            <text:p>0.8634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39615" calcext:value-type="float">
            <text:p>0.739615</text:p>
          </table:table-cell>
          <table:table-cell office:value-type="float" office:value="0.823399" calcext:value-type="float">
            <text:p>0.823399</text:p>
          </table:table-cell>
          <table:table-cell office:value-type="float" office:value="0.849298" calcext:value-type="float">
            <text:p>0.84929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873585" calcext:value-type="float">
            <text:p>0.873585</text:p>
          </table:table-cell>
          <table:table-cell office:value-type="float" office:value="0.823411" calcext:value-type="float">
            <text:p>0.823411</text:p>
          </table:table-cell>
          <table:table-cell office:value-type="float" office:value="0.84713" calcext:value-type="float">
            <text:p>0.847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4093" calcext:value-type="float">
            <text:p>0.94093</text:p>
          </table:table-cell>
          <table:table-cell office:value-type="float" office:value="0.823439" calcext:value-type="float">
            <text:p>0.823439</text:p>
          </table:table-cell>
          <table:table-cell office:value-type="float" office:value="0.861049" calcext:value-type="float">
            <text:p>0.8610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2012" calcext:value-type="float">
            <text:p>0.82012</text:p>
          </table:table-cell>
          <table:table-cell office:value-type="float" office:value="0.823438" calcext:value-type="float">
            <text:p>0.823438</text:p>
          </table:table-cell>
          <table:table-cell office:value-type="float" office:value="0.857555" calcext:value-type="float">
            <text:p>0.85755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859834" calcext:value-type="float">
            <text:p>0.859834</text:p>
          </table:table-cell>
          <table:table-cell office:value-type="float" office:value="0.823446" calcext:value-type="float">
            <text:p>0.823446</text:p>
          </table:table-cell>
          <table:table-cell office:value-type="float" office:value="0.865911" calcext:value-type="float">
            <text:p>0.8659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86262" calcext:value-type="float">
            <text:p>0.786262</text:p>
          </table:table-cell>
          <table:table-cell office:value-type="float" office:value="0.823438" calcext:value-type="float">
            <text:p>0.823438</text:p>
          </table:table-cell>
          <table:table-cell office:value-type="float" office:value="0.856121" calcext:value-type="float">
            <text:p>0.8561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867788" calcext:value-type="float">
            <text:p>0.867788</text:p>
          </table:table-cell>
          <table:table-cell office:value-type="float" office:value="0.823448" calcext:value-type="float">
            <text:p>0.823448</text:p>
          </table:table-cell>
          <table:table-cell office:value-type="float" office:value="0.859379" calcext:value-type="float">
            <text:p>0.8593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912547" calcext:value-type="float">
            <text:p>0.912547</text:p>
          </table:table-cell>
          <table:table-cell office:value-type="float" office:value="0.823469" calcext:value-type="float">
            <text:p>0.823469</text:p>
          </table:table-cell>
          <table:table-cell office:value-type="float" office:value="0.858131" calcext:value-type="float">
            <text:p>0.8581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0.823507" calcext:value-type="float">
            <text:p>0.823507</text:p>
          </table:table-cell>
          <table:table-cell office:value-type="float" office:value="0.863763" calcext:value-type="float">
            <text:p>0.8637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22614" calcext:value-type="float">
            <text:p>0.822614</text:p>
          </table:table-cell>
          <table:table-cell office:value-type="float" office:value="0.823506" calcext:value-type="float">
            <text:p>0.823506</text:p>
          </table:table-cell>
          <table:table-cell office:value-type="float" office:value="0.860614" calcext:value-type="float">
            <text:p>0.8606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0582" calcext:value-type="float">
            <text:p>0.880582</text:p>
          </table:table-cell>
          <table:table-cell office:value-type="float" office:value="0.82352" calcext:value-type="float">
            <text:p>0.82352</text:p>
          </table:table-cell>
          <table:table-cell office:value-type="float" office:value="0.874711" calcext:value-type="float">
            <text:p>0.8747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822503" calcext:value-type="float">
            <text:p>0.822503</text:p>
          </table:table-cell>
          <table:table-cell office:value-type="float" office:value="0.82352" calcext:value-type="float">
            <text:p>0.82352</text:p>
          </table:table-cell>
          <table:table-cell office:value-type="float" office:value="0.869603" calcext:value-type="float">
            <text:p>0.8696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31058" calcext:value-type="float">
            <text:p>0.931058</text:p>
          </table:table-cell>
          <table:table-cell office:value-type="float" office:value="0.823545" calcext:value-type="float">
            <text:p>0.823545</text:p>
          </table:table-cell>
          <table:table-cell office:value-type="float" office:value="0.868615" calcext:value-type="float">
            <text:p>0.8686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31058" calcext:value-type="float">
            <text:p>0.931058</text:p>
          </table:table-cell>
          <table:table-cell office:value-type="float" office:value="0.82357" calcext:value-type="float">
            <text:p>0.82357</text:p>
          </table:table-cell>
          <table:table-cell office:value-type="float" office:value="0.879709" calcext:value-type="float">
            <text:p>0.8797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846749" calcext:value-type="float">
            <text:p>0.846749</text:p>
          </table:table-cell>
          <table:table-cell office:value-type="float" office:value="0.823576" calcext:value-type="float">
            <text:p>0.823576</text:p>
          </table:table-cell>
          <table:table-cell office:value-type="float" office:value="0.878401" calcext:value-type="float">
            <text:p>0.8784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19054" calcext:value-type="float">
            <text:p>0.819054</text:p>
          </table:table-cell>
          <table:table-cell office:value-type="float" office:value="0.823575" calcext:value-type="float">
            <text:p>0.823575</text:p>
          </table:table-cell>
          <table:table-cell office:value-type="float" office:value="0.88168" calcext:value-type="float">
            <text:p>0.881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821" calcext:value-type="float">
            <text:p>0.668821</text:p>
          </table:table-cell>
          <table:table-cell office:value-type="float" office:value="0.823538" calcext:value-type="float">
            <text:p>0.823538</text:p>
          </table:table-cell>
          <table:table-cell office:value-type="float" office:value="0.861783" calcext:value-type="float">
            <text:p>0.86178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23828" calcext:value-type="float">
            <text:p>0.923828</text:p>
          </table:table-cell>
          <table:table-cell office:value-type="float" office:value="0.823562" calcext:value-type="float">
            <text:p>0.823562</text:p>
          </table:table-cell>
          <table:table-cell office:value-type="float" office:value="0.862911" calcext:value-type="float">
            <text:p>0.8629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51796" calcext:value-type="float">
            <text:p>0.651796</text:p>
          </table:table-cell>
          <table:table-cell office:value-type="float" office:value="0.823521" calcext:value-type="float">
            <text:p>0.823521</text:p>
          </table:table-cell>
          <table:table-cell office:value-type="float" office:value="0.829806" calcext:value-type="float">
            <text:p>0.8298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872587" calcext:value-type="float">
            <text:p>0.872587</text:p>
          </table:table-cell>
          <table:table-cell office:value-type="float" office:value="0.823533" calcext:value-type="float">
            <text:p>0.823533</text:p>
          </table:table-cell>
          <table:table-cell office:value-type="float" office:value="0.834804" calcext:value-type="float">
            <text:p>0.8348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93823" calcext:value-type="float">
            <text:p>0.993823</text:p>
          </table:table-cell>
          <table:table-cell office:value-type="float" office:value="0.823573" calcext:value-type="float">
            <text:p>0.823573</text:p>
          </table:table-cell>
          <table:table-cell office:value-type="float" office:value="0.846128" calcext:value-type="float">
            <text:p>0.84612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23347" calcext:value-type="float">
            <text:p>0.923347</text:p>
          </table:table-cell>
          <table:table-cell office:value-type="float" office:value="0.823597" calcext:value-type="float">
            <text:p>0.823597</text:p>
          </table:table-cell>
          <table:table-cell office:value-type="float" office:value="0.856212" calcext:value-type="float">
            <text:p>0.8562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819945" calcext:value-type="float">
            <text:p>0.819945</text:p>
          </table:table-cell>
          <table:table-cell office:value-type="float" office:value="0.823596" calcext:value-type="float">
            <text:p>0.823596</text:p>
          </table:table-cell>
          <table:table-cell office:value-type="float" office:value="0.845101" calcext:value-type="float">
            <text:p>0.8451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17957" calcext:value-type="float">
            <text:p>0.917957</text:p>
          </table:table-cell>
          <table:table-cell office:value-type="float" office:value="0.823618" calcext:value-type="float">
            <text:p>0.823618</text:p>
          </table:table-cell>
          <table:table-cell office:value-type="float" office:value="0.843791" calcext:value-type="float">
            <text:p>0.8437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00094" calcext:value-type="float">
            <text:p>0.900094</text:p>
          </table:table-cell>
          <table:table-cell office:value-type="float" office:value="0.823636" calcext:value-type="float">
            <text:p>0.823636</text:p>
          </table:table-cell>
          <table:table-cell office:value-type="float" office:value="0.849125" calcext:value-type="float">
            <text:p>0.8491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79578" calcext:value-type="float">
            <text:p>0.779578</text:p>
          </table:table-cell>
          <table:table-cell office:value-type="float" office:value="0.823625" calcext:value-type="float">
            <text:p>0.823625</text:p>
          </table:table-cell>
          <table:table-cell office:value-type="float" office:value="0.845178" calcext:value-type="float">
            <text:p>0.84517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878289" calcext:value-type="float">
            <text:p>0.878289</text:p>
          </table:table-cell>
          <table:table-cell office:value-type="float" office:value="0.823638" calcext:value-type="float">
            <text:p>0.823638</text:p>
          </table:table-cell>
          <table:table-cell office:value-type="float" office:value="0.866124" calcext:value-type="float">
            <text:p>0.8661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21985" calcext:value-type="float">
            <text:p>0.921985</text:p>
          </table:table-cell>
          <table:table-cell office:value-type="float" office:value="0.823661" calcext:value-type="float">
            <text:p>0.823661</text:p>
          </table:table-cell>
          <table:table-cell office:value-type="float" office:value="0.86594" calcext:value-type="float">
            <text:p>0.865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759908" calcext:value-type="float">
            <text:p>0.759908</text:p>
          </table:table-cell>
          <table:table-cell office:value-type="float" office:value="0.823646" calcext:value-type="float">
            <text:p>0.823646</text:p>
          </table:table-cell>
          <table:table-cell office:value-type="float" office:value="0.876751" calcext:value-type="float">
            <text:p>0.8767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93887" calcext:value-type="float">
            <text:p>0.893887</text:p>
          </table:table-cell>
          <table:table-cell office:value-type="float" office:value="0.823663" calcext:value-type="float">
            <text:p>0.823663</text:p>
          </table:table-cell>
          <table:table-cell office:value-type="float" office:value="0.878881" calcext:value-type="float">
            <text:p>0.87888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87192" calcext:value-type="float">
            <text:p>0.87192</text:p>
          </table:table-cell>
          <table:table-cell office:value-type="float" office:value="0.823674" calcext:value-type="float">
            <text:p>0.823674</text:p>
          </table:table-cell>
          <table:table-cell office:value-type="float" office:value="0.866691" calcext:value-type="float">
            <text:p>0.8666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833141" calcext:value-type="float">
            <text:p>0.833141</text:p>
          </table:table-cell>
          <table:table-cell office:value-type="float" office:value="0.823676" calcext:value-type="float">
            <text:p>0.823676</text:p>
          </table:table-cell>
          <table:table-cell office:value-type="float" office:value="0.85767" calcext:value-type="float">
            <text:p>0.857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32238" calcext:value-type="float">
            <text:p>0.932238</text:p>
          </table:table-cell>
          <table:table-cell office:value-type="float" office:value="0.823702" calcext:value-type="float">
            <text:p>0.823702</text:p>
          </table:table-cell>
          <table:table-cell office:value-type="float" office:value="0.8689" calcext:value-type="float">
            <text:p>0.86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33377" calcext:value-type="float">
            <text:p>0.933377</text:p>
          </table:table-cell>
          <table:table-cell office:value-type="float" office:value="0.823728" calcext:value-type="float">
            <text:p>0.823728</text:p>
          </table:table-cell>
          <table:table-cell office:value-type="float" office:value="0.870442" calcext:value-type="float">
            <text:p>0.87044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12554" calcext:value-type="float">
            <text:p>0.912554</text:p>
          </table:table-cell>
          <table:table-cell office:value-type="float" office:value="0.823749" calcext:value-type="float">
            <text:p>0.823749</text:p>
          </table:table-cell>
          <table:table-cell office:value-type="float" office:value="0.871688" calcext:value-type="float">
            <text:p>0.8716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77137" calcext:value-type="float">
            <text:p>0.977137</text:p>
          </table:table-cell>
          <table:table-cell office:value-type="float" office:value="0.823784" calcext:value-type="float">
            <text:p>0.823784</text:p>
          </table:table-cell>
          <table:table-cell office:value-type="float" office:value="0.891444" calcext:value-type="float">
            <text:p>0.89144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866839" calcext:value-type="float">
            <text:p>0.866839</text:p>
          </table:table-cell>
          <table:table-cell office:value-type="float" office:value="0.823795" calcext:value-type="float">
            <text:p>0.823795</text:p>
          </table:table-cell>
          <table:table-cell office:value-type="float" office:value="0.890299" calcext:value-type="float">
            <text:p>0.890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17672" calcext:value-type="float">
            <text:p>0.917672</text:p>
          </table:table-cell>
          <table:table-cell office:value-type="float" office:value="0.823817" calcext:value-type="float">
            <text:p>0.823817</text:p>
          </table:table-cell>
          <table:table-cell office:value-type="float" office:value="0.889867" calcext:value-type="float">
            <text:p>0.8898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850275" calcext:value-type="float">
            <text:p>0.850275</text:p>
          </table:table-cell>
          <table:table-cell office:value-type="float" office:value="0.823823" calcext:value-type="float">
            <text:p>0.823823</text:p>
          </table:table-cell>
          <table:table-cell office:value-type="float" office:value="0.898904" calcext:value-type="float">
            <text:p>0.8989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888783" calcext:value-type="float">
            <text:p>0.888783</text:p>
          </table:table-cell>
          <table:table-cell office:value-type="float" office:value="0.823838" calcext:value-type="float">
            <text:p>0.823838</text:p>
          </table:table-cell>
          <table:table-cell office:value-type="float" office:value="0.898394" calcext:value-type="float">
            <text:p>0.8983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06574" calcext:value-type="float">
            <text:p>0.906574</text:p>
          </table:table-cell>
          <table:table-cell office:value-type="float" office:value="0.823857" calcext:value-type="float">
            <text:p>0.823857</text:p>
          </table:table-cell>
          <table:table-cell office:value-type="float" office:value="0.901859" calcext:value-type="float">
            <text:p>0.9018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63751" calcext:value-type="float">
            <text:p>0.963751</text:p>
          </table:table-cell>
          <table:table-cell office:value-type="float" office:value="0.82389" calcext:value-type="float">
            <text:p>0.82389</text:p>
          </table:table-cell>
          <table:table-cell office:value-type="float" office:value="0.91492" calcext:value-type="float">
            <text:p>0.9149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18605" calcext:value-type="float">
            <text:p>0.918605</text:p>
          </table:table-cell>
          <table:table-cell office:value-type="float" office:value="0.823912" calcext:value-type="float">
            <text:p>0.823912</text:p>
          </table:table-cell>
          <table:table-cell office:value-type="float" office:value="0.913557" calcext:value-type="float">
            <text:p>0.91355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890518" calcext:value-type="float">
            <text:p>0.890518</text:p>
          </table:table-cell>
          <table:table-cell office:value-type="float" office:value="0.823928" calcext:value-type="float">
            <text:p>0.823928</text:p>
          </table:table-cell>
          <table:table-cell office:value-type="float" office:value="0.909271" calcext:value-type="float">
            <text:p>0.9092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0.823942" calcext:value-type="float">
            <text:p>0.823942</text:p>
          </table:table-cell>
          <table:table-cell office:value-type="float" office:value="0.906303" calcext:value-type="float">
            <text:p>0.90630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817924" calcext:value-type="float">
            <text:p>0.817924</text:p>
          </table:table-cell>
          <table:table-cell office:value-type="float" office:value="0.82394" calcext:value-type="float">
            <text:p>0.82394</text:p>
          </table:table-cell>
          <table:table-cell office:value-type="float" office:value="0.890382" calcext:value-type="float">
            <text:p>0.89038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51868" calcext:value-type="float">
            <text:p>0.851868</text:p>
          </table:table-cell>
          <table:table-cell office:value-type="float" office:value="0.823947" calcext:value-type="float">
            <text:p>0.823947</text:p>
          </table:table-cell>
          <table:table-cell office:value-type="float" office:value="0.888885" calcext:value-type="float">
            <text:p>0.88888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840853" calcext:value-type="float">
            <text:p>0.840853</text:p>
          </table:table-cell>
          <table:table-cell office:value-type="float" office:value="0.823951" calcext:value-type="float">
            <text:p>0.823951</text:p>
          </table:table-cell>
          <table:table-cell office:value-type="float" office:value="0.881203" calcext:value-type="float">
            <text:p>0.8812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28821" calcext:value-type="float">
            <text:p>0.828821</text:p>
          </table:table-cell>
          <table:table-cell office:value-type="float" office:value="0.823952" calcext:value-type="float">
            <text:p>0.823952</text:p>
          </table:table-cell>
          <table:table-cell office:value-type="float" office:value="0.879058" calcext:value-type="float">
            <text:p>0.8790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723433" calcext:value-type="float">
            <text:p>0.723433</text:p>
          </table:table-cell>
          <table:table-cell office:value-type="float" office:value="0.823928" calcext:value-type="float">
            <text:p>0.823928</text:p>
          </table:table-cell>
          <table:table-cell office:value-type="float" office:value="0.862523" calcext:value-type="float">
            <text:p>0.8625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86978" calcext:value-type="float">
            <text:p>0.686978</text:p>
          </table:table-cell>
          <table:table-cell office:value-type="float" office:value="0.823896" calcext:value-type="float">
            <text:p>0.823896</text:p>
          </table:table-cell>
          <table:table-cell office:value-type="float" office:value="0.840563" calcext:value-type="float">
            <text:p>0.84056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51243" calcext:value-type="float">
            <text:p>0.951243</text:p>
          </table:table-cell>
          <table:table-cell office:value-type="float" office:value="0.823926" calcext:value-type="float">
            <text:p>0.823926</text:p>
          </table:table-cell>
          <table:table-cell office:value-type="float" office:value="0.839312" calcext:value-type="float">
            <text:p>0.8393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888661" calcext:value-type="float">
            <text:p>0.888661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36318" calcext:value-type="float">
            <text:p>0.8363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40781" calcext:value-type="float">
            <text:p>0.940781</text:p>
          </table:table-cell>
          <table:table-cell office:value-type="float" office:value="0.823968" calcext:value-type="float">
            <text:p>0.823968</text:p>
          </table:table-cell>
          <table:table-cell office:value-type="float" office:value="0.841344" calcext:value-type="float">
            <text:p>0.84134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724148" calcext:value-type="float">
            <text:p>0.724148</text:p>
          </table:table-cell>
          <table:table-cell office:value-type="float" office:value="0.823945" calcext:value-type="float">
            <text:p>0.823945</text:p>
          </table:table-cell>
          <table:table-cell office:value-type="float" office:value="0.825471" calcext:value-type="float">
            <text:p>0.8254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73906" calcext:value-type="float">
            <text:p>0.873906</text:p>
          </table:table-cell>
          <table:table-cell office:value-type="float" office:value="0.823957" calcext:value-type="float">
            <text:p>0.823957</text:p>
          </table:table-cell>
          <table:table-cell office:value-type="float" office:value="0.831069" calcext:value-type="float">
            <text:p>0.8310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29889" calcext:value-type="float">
            <text:p>0.829889</text:p>
          </table:table-cell>
          <table:table-cell office:value-type="float" office:value="0.823958" calcext:value-type="float">
            <text:p>0.823958</text:p>
          </table:table-cell>
          <table:table-cell office:value-type="float" office:value="0.828871" calcext:value-type="float">
            <text:p>0.8288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95367" calcext:value-type="float">
            <text:p>0.995367</text:p>
          </table:table-cell>
          <table:table-cell office:value-type="float" office:value="0.823998" calcext:value-type="float">
            <text:p>0.823998</text:p>
          </table:table-cell>
          <table:table-cell office:value-type="float" office:value="0.844323" calcext:value-type="float">
            <text:p>0.8443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45719" calcext:value-type="float">
            <text:p>0.45719</text:p>
          </table:table-cell>
          <table:table-cell office:value-type="float" office:value="0.823913" calcext:value-type="float">
            <text:p>0.823913</text:p>
          </table:table-cell>
          <table:table-cell office:value-type="float" office:value="0.80716" calcext:value-type="float">
            <text:p>0.807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42394" calcext:value-type="float">
            <text:p>0.842394</text:p>
          </table:table-cell>
          <table:table-cell office:value-type="float" office:value="0.823917" calcext:value-type="float">
            <text:p>0.823917</text:p>
          </table:table-cell>
          <table:table-cell office:value-type="float" office:value="0.819056" calcext:value-type="float">
            <text:p>0.8190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18634" calcext:value-type="float">
            <text:p>0.318634</text:p>
          </table:table-cell>
          <table:table-cell office:value-type="float" office:value="0.823799" calcext:value-type="float">
            <text:p>0.823799</text:p>
          </table:table-cell>
          <table:table-cell office:value-type="float" office:value="0.782221" calcext:value-type="float">
            <text:p>0.7822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706942" calcext:value-type="float">
            <text:p>0.706942</text:p>
          </table:table-cell>
          <table:table-cell office:value-type="float" office:value="0.823772" calcext:value-type="float">
            <text:p>0.823772</text:p>
          </table:table-cell>
          <table:table-cell office:value-type="float" office:value="0.757791" calcext:value-type="float">
            <text:p>0.75779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797839" calcext:value-type="float">
            <text:p>0.797839</text:p>
          </table:table-cell>
          <table:table-cell office:value-type="float" office:value="0.823766" calcext:value-type="float">
            <text:p>0.823766</text:p>
          </table:table-cell>
          <table:table-cell office:value-type="float" office:value="0.748709" calcext:value-type="float">
            <text:p>0.7487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797839" calcext:value-type="float">
            <text:p>0.797839</text:p>
          </table:table-cell>
          <table:table-cell office:value-type="float" office:value="0.82376" calcext:value-type="float">
            <text:p>0.82376</text:p>
          </table:table-cell>
          <table:table-cell office:value-type="float" office:value="0.734415" calcext:value-type="float">
            <text:p>0.7344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25484" calcext:value-type="float">
            <text:p>0.825484</text:p>
          </table:table-cell>
          <table:table-cell office:value-type="float" office:value="0.82376" calcext:value-type="float">
            <text:p>0.82376</text:p>
          </table:table-cell>
          <table:table-cell office:value-type="float" office:value="0.744548" calcext:value-type="float">
            <text:p>0.7445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03329" calcext:value-type="float">
            <text:p>0.903329</text:p>
          </table:table-cell>
          <table:table-cell office:value-type="float" office:value="0.823779" calcext:value-type="float">
            <text:p>0.823779</text:p>
          </table:table-cell>
          <table:table-cell office:value-type="float" office:value="0.747491" calcext:value-type="float">
            <text:p>0.74749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43003" calcext:value-type="float">
            <text:p>0.843003</text:p>
          </table:table-cell>
          <table:table-cell office:value-type="float" office:value="0.823783" calcext:value-type="float">
            <text:p>0.823783</text:p>
          </table:table-cell>
          <table:table-cell office:value-type="float" office:value="0.748802" calcext:value-type="float">
            <text:p>0.74880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823785" calcext:value-type="float">
            <text:p>0.823785</text:p>
          </table:table-cell>
          <table:table-cell office:value-type="float" office:value="0.732175" calcext:value-type="float">
            <text:p>0.7321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88998" calcext:value-type="float">
            <text:p>0.888998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775356" calcext:value-type="float">
            <text:p>0.77535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29239" calcext:value-type="float">
            <text:p>0.929239</text:p>
          </table:table-cell>
          <table:table-cell office:value-type="float" office:value="0.823824" calcext:value-type="float">
            <text:p>0.823824</text:p>
          </table:table-cell>
          <table:table-cell office:value-type="float" office:value="0.784041" calcext:value-type="float">
            <text:p>0.7840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29239" calcext:value-type="float">
            <text:p>0.929239</text:p>
          </table:table-cell>
          <table:table-cell office:value-type="float" office:value="0.823849" calcext:value-type="float">
            <text:p>0.823849</text:p>
          </table:table-cell>
          <table:table-cell office:value-type="float" office:value="0.845101" calcext:value-type="float">
            <text:p>0.8451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41563" calcext:value-type="float">
            <text:p>0.841563</text:p>
          </table:table-cell>
          <table:table-cell office:value-type="float" office:value="0.823853" calcext:value-type="float">
            <text:p>0.823853</text:p>
          </table:table-cell>
          <table:table-cell office:value-type="float" office:value="0.858563" calcext:value-type="float">
            <text:p>0.858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30T18:13:48.518735236</dc:date>
    <meta:editing-duration>PT13M50S</meta:editing-duration>
    <meta:editing-cycles>1</meta:editing-cycles>
    <meta:document-statistic meta:table-count="1" meta:cell-count="1432" meta:object-count="2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4.659cm" svg:y="0.316cm" chart:style-name="ch2">
          <text:p>Maximum fitness over generations</text:p>
        </chart:title>
        <chart:legend chart:legend-position="end" svg:x="12.488cm" svg:y="4.204cm" style:legend-expansion="high" chart:style-name="ch3"/>
        <chart:plot-area chart:style-name="ch4" table:cell-range-address="stats.A1:stats.B358" chart:data-source-has-labels="row" svg:x="1.33cm" svg:y="1.275cm" svg:width="10.839cm" svg:height="6.57cm">
          <chartooo:coordinate-region svg:x="2.057cm" svg:y="1.475cm" svg:width="9.832cm" svg:height="5.723cm"/>
          <chart:axis chart:dimension="x" chart:name="primary-x" chart:style-name="ch5">
            <chart:title svg:x="5.885cm" svg:y="8.025cm" chart:style-name="ch6">
              <text:p>Generation</text:p>
            </chart:title>
          </chart:axis>
          <chart:axis chart:dimension="y" chart:name="primary-y" chart:style-name="ch5">
            <chart:title svg:x="0.451cm" svg:y="5.848cm" chart:style-name="ch7">
              <text:p>Maximum fitness</text:p>
            </chart:title>
            <chart:grid chart:style-name="ch8" chart:class="major"/>
          </chart:axis>
          <chart:series chart:style-name="ch9" chart:values-cell-range-address="stats.B2:stats.B358" chart:label-cell-address="stats.B1:stats.B1" chart:class="chart:scatter">
            <chart:domain table:cell-range-address="stats.A2:stats.A358"/>
            <chart:data-point chart:repeated="3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Fitness</text:p>
                <draw:g>
                  <svg:desc>stats.B1: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s.A2:stats.A358</svg:desc>
                </draw:g>
              </table:table-cell>
              <table:table-cell office:value-type="float" office:value="0.134234">
                <text:p>0.134234</text:p>
                <draw:g>
                  <svg:desc>stats.B2:stats.B3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4234">
                <text:p>0.134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3596">
                <text:p>0.133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5968">
                <text:p>0.205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6336">
                <text:p>0.24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71176">
                <text:p>0.271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71176">
                <text:p>0.271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77123">
                <text:p>0.0677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41722">
                <text:p>0.141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41811">
                <text:p>0.141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58017">
                <text:p>0.558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7549">
                <text:p>0.137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485925">
                <text:p>0.48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71744">
                <text:p>0.571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70532">
                <text:p>0.470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45732">
                <text:p>0.245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17599">
                <text:p>0.217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23819">
                <text:p>0.323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235248">
                <text:p>0.00235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64491">
                <text:p>0.364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26242">
                <text:p>0.126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43307">
                <text:p>0.34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29546">
                <text:p>0.4295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29553">
                <text:p>0.429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470231">
                <text:p>0.0470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48775">
                <text:p>0.048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62121">
                <text:p>0.262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62121">
                <text:p>0.262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483377">
                <text:p>0.483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25318">
                <text:p>0.625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25318">
                <text:p>0.625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20699">
                <text:p>0.820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09922">
                <text:p>0.909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0101">
                <text:p>0.70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04483">
                <text:p>0.804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777855">
                <text:p>0.777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52511">
                <text:p>0.8525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90627">
                <text:p>0.890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08">
                <text:p>0.95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5908">
                <text:p>0.95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0512">
                <text:p>0.80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4827">
                <text:p>0.74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07299">
                <text:p>0.807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07299">
                <text:p>0.807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93778">
                <text:p>0.793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03313">
                <text:p>0.903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58949">
                <text:p>0.958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51135">
                <text:p>0.851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48068">
                <text:p>0.648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09686">
                <text:p>0.9096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849985">
                <text:p>0.8499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885765">
                <text:p>0.885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857989">
                <text:p>0.857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21415">
                <text:p>0.921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853549">
                <text:p>0.8535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871938">
                <text:p>0.871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805019">
                <text:p>0.805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869817">
                <text:p>0.869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886028">
                <text:p>0.886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98031">
                <text:p>0.898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797715">
                <text:p>0.797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797715">
                <text:p>0.7977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38161">
                <text:p>0.938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14239">
                <text:p>0.914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05441">
                <text:p>0.905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4361">
                <text:p>0.94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35361">
                <text:p>0.935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19263">
                <text:p>0.619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850732">
                <text:p>0.850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802447">
                <text:p>0.802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834625">
                <text:p>0.834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867598">
                <text:p>0.867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5908">
                <text:p>0.959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862366">
                <text:p>0.862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862366">
                <text:p>0.862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862366">
                <text:p>0.862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871995">
                <text:p>0.8719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712295">
                <text:p>0.712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392332">
                <text:p>0.00392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842135">
                <text:p>0.842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845062">
                <text:p>0.845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466524">
                <text:p>0.000466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36706">
                <text:p>0.936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27799">
                <text:p>0.927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327143">
                <text:p>0.00327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704039">
                <text:p>0.7040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864769">
                <text:p>0.864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57573">
                <text:p>0.957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24671">
                <text:p>0.924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847481">
                <text:p>0.847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825837">
                <text:p>0.825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895582">
                <text:p>0.895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851957">
                <text:p>0.8519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851957">
                <text:p>0.851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868735">
                <text:p>0.868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8224">
                <text:p>0.9882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871108">
                <text:p>0.871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854219">
                <text:p>0.854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4307">
                <text:p>0.984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86932">
                <text:p>0.869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26133">
                <text:p>0.926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886549">
                <text:p>0.886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886549">
                <text:p>0.8865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827523">
                <text:p>0.827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768269">
                <text:p>0.7682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973563">
                <text:p>0.973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947039">
                <text:p>0.9470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992384">
                <text:p>0.992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834027">
                <text:p>0.8340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756248">
                <text:p>0.756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817676">
                <text:p>0.8176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888093">
                <text:p>0.888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663187">
                <text:p>0.6631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859814">
                <text:p>0.859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840733">
                <text:p>0.8407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986795">
                <text:p>0.986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85174">
                <text:p>0.851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805108">
                <text:p>0.805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805108">
                <text:p>0.805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903352">
                <text:p>0.903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38256">
                <text:p>0.938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862573">
                <text:p>0.8625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872427">
                <text:p>0.872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872427">
                <text:p>0.872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899714">
                <text:p>0.899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10065">
                <text:p>0.9100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841508">
                <text:p>0.841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841508">
                <text:p>0.84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844165">
                <text:p>0.8441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335921">
                <text:p>0.003359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85702">
                <text:p>0.85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822026">
                <text:p>0.822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794001">
                <text:p>0.794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845149">
                <text:p>0.8451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845149">
                <text:p>0.845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993273">
                <text:p>0.9932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991569">
                <text:p>0.991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906113">
                <text:p>0.9061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960417">
                <text:p>0.9604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902695">
                <text:p>0.902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861887">
                <text:p>0.8618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570895">
                <text:p>0.5708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85245">
                <text:p>0.85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591216">
                <text:p>0.591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82952">
                <text:p>0.82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911087">
                <text:p>0.9110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911087">
                <text:p>0.911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930519">
                <text:p>0.9305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937842">
                <text:p>0.9378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933827">
                <text:p>0.9338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715107">
                <text:p>0.7151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852618">
                <text:p>0.8526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852618">
                <text:p>0.8526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856156">
                <text:p>0.8561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966134">
                <text:p>0.966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839343">
                <text:p>0.839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895091">
                <text:p>0.8950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995631">
                <text:p>0.995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682256">
                <text:p>0.682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944908">
                <text:p>0.9449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781349">
                <text:p>0.781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986075">
                <text:p>0.986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99371">
                <text:p>0.993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99371">
                <text:p>0.993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994048">
                <text:p>0.9940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804097">
                <text:p>0.8040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804097">
                <text:p>0.8040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99291">
                <text:p>0.992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788141">
                <text:p>0.788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902699">
                <text:p>0.902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995332">
                <text:p>0.9953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91114">
                <text:p>0.911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935107">
                <text:p>0.9351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906925">
                <text:p>0.9069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807462">
                <text:p>0.8074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947107">
                <text:p>0.9471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846718">
                <text:p>0.8467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207051">
                <text:p>0.002070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864217">
                <text:p>0.8642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991727">
                <text:p>0.9917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891727">
                <text:p>0.891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851258">
                <text:p>0.851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95041">
                <text:p>0.950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930504">
                <text:p>0.9305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968335">
                <text:p>0.9683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968335">
                <text:p>0.96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968335">
                <text:p>0.9683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977383">
                <text:p>0.9773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199446">
                <text:p>0.001994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966088">
                <text:p>0.9660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966088">
                <text:p>0.9660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889451">
                <text:p>0.8894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847228">
                <text:p>0.847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88996">
                <text:p>0.889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995598">
                <text:p>0.9955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850755">
                <text:p>0.8507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0174107">
                <text:p>0.001741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7315">
                <text:p>0.73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848902">
                <text:p>0.848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875936">
                <text:p>0.875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995306">
                <text:p>0.9953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818808">
                <text:p>0.818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934782">
                <text:p>0.9347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905492">
                <text:p>0.9054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834277">
                <text:p>0.8342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775916">
                <text:p>0.7759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894704">
                <text:p>0.894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890567">
                <text:p>0.8905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872301">
                <text:p>0.872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872301">
                <text:p>0.8723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869451">
                <text:p>0.8694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887608">
                <text:p>0.8876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992327">
                <text:p>0.9923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993478">
                <text:p>0.9934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677644">
                <text:p>0.6776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877393">
                <text:p>0.877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832107">
                <text:p>0.8321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929756">
                <text:p>0.9297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805084">
                <text:p>0.8050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931898">
                <text:p>0.9318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927214">
                <text:p>0.927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833674">
                <text:p>0.8336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695845">
                <text:p>0.695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831533">
                <text:p>0.8315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994771">
                <text:p>0.9947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846187">
                <text:p>0.8461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828323">
                <text:p>0.8283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821243">
                <text:p>0.8212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82852">
                <text:p>0.828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841853">
                <text:p>0.8418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877518">
                <text:p>0.8775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767513">
                <text:p>0.7675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721748">
                <text:p>0.721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85525">
                <text:p>0.855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23404">
                <text:p>0.9234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964339">
                <text:p>0.9643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06429">
                <text:p>0.9064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932178">
                <text:p>0.9321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880216">
                <text:p>0.8802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880566">
                <text:p>0.8805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880566">
                <text:p>0.880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765136">
                <text:p>0.765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890605">
                <text:p>0.8906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748234">
                <text:p>0.748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978619">
                <text:p>0.9786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831767">
                <text:p>0.8317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35247">
                <text:p>0.935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98413">
                <text:p>0.98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827442">
                <text:p>0.8274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87495">
                <text:p>0.874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16411">
                <text:p>0.9164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99518">
                <text:p>0.995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816827">
                <text:p>0.8168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865917">
                <text:p>0.8659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89297">
                <text:p>0.89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892304">
                <text:p>0.8923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891439">
                <text:p>0.8914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994102">
                <text:p>0.9941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800368">
                <text:p>0.8003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800368">
                <text:p>0.8003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890711">
                <text:p>0.8907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936552">
                <text:p>0.9365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720795">
                <text:p>0.7207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798371">
                <text:p>0.798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676035">
                <text:p>0.6760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915852">
                <text:p>0.9158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824674">
                <text:p>0.824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75539">
                <text:p>0.9755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699944">
                <text:p>0.699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761667">
                <text:p>0.761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82806">
                <text:p>0.8828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882806">
                <text:p>0.8828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884288">
                <text:p>0.8842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994499">
                <text:p>0.9944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922952">
                <text:p>0.922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881546">
                <text:p>0.8815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895263">
                <text:p>0.8952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801744">
                <text:p>0.8017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855062">
                <text:p>0.8550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776268">
                <text:p>0.77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884162">
                <text:p>0.8841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835215">
                <text:p>0.8352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925022">
                <text:p>0.9250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92653">
                <text:p>0.926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854099">
                <text:p>0.8540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739615">
                <text:p>0.7396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873585">
                <text:p>0.873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94093">
                <text:p>0.94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82012">
                <text:p>0.820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859834">
                <text:p>0.859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786262">
                <text:p>0.7862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867788">
                <text:p>0.8677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912547">
                <text:p>0.9125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982845">
                <text:p>0.9828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822614">
                <text:p>0.822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880582">
                <text:p>0.8805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822503">
                <text:p>0.8225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931058">
                <text:p>0.9310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931058">
                <text:p>0.931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846749">
                <text:p>0.8467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819054">
                <text:p>0.8190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668821">
                <text:p>0.6688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923828">
                <text:p>0.9238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651796">
                <text:p>0.6517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872587">
                <text:p>0.8725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993823">
                <text:p>0.9938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923347">
                <text:p>0.9233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819945">
                <text:p>0.8199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917957">
                <text:p>0.9179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900094">
                <text:p>0.9000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779578">
                <text:p>0.7795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878289">
                <text:p>0.8782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921985">
                <text:p>0.9219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759908">
                <text:p>0.7599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893887">
                <text:p>0.8938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87192">
                <text:p>0.871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833141">
                <text:p>0.8331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932238">
                <text:p>0.9322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933377">
                <text:p>0.9333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912554">
                <text:p>0.9125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977137">
                <text:p>0.9771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866839">
                <text:p>0.8668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917672">
                <text:p>0.9176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850275">
                <text:p>0.8502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888783">
                <text:p>0.8887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906574">
                <text:p>0.9065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963751">
                <text:p>0.9637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918605">
                <text:p>0.9186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890518">
                <text:p>0.8905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88288">
                <text:p>0.882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817924">
                <text:p>0.8179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851868">
                <text:p>0.8518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840853">
                <text:p>0.8408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828821">
                <text:p>0.8288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723433">
                <text:p>0.7234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686978">
                <text:p>0.6869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951243">
                <text:p>0.9512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888661">
                <text:p>0.888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940781">
                <text:p>0.9407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724148">
                <text:p>0.7241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873906">
                <text:p>0.8739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29889">
                <text:p>0.8298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995367">
                <text:p>0.9953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45719">
                <text:p>0.457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842394">
                <text:p>0.8423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318634">
                <text:p>0.3186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706942">
                <text:p>0.7069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797839">
                <text:p>0.7978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797839">
                <text:p>0.7978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825484">
                <text:p>0.8254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903329">
                <text:p>0.9033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843003">
                <text:p>0.8430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829098">
                <text:p>0.8290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888998">
                <text:p>0.8889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929239">
                <text:p>0.929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929239">
                <text:p>0.929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841563">
                <text:p>0.841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4.33cm" svg:y="0.316cm" chart:style-name="ch2">
          <text:p>Average max fitness over generations</text:p>
        </chart:title>
        <chart:legend chart:legend-position="end" svg:x="9.995cm" svg:y="3.558cm" style:legend-expansion="high" chart:style-name="ch3"/>
        <chart:plot-area chart:style-name="ch4" table:cell-range-address="stats.A1:stats.A358 stats.C1:stats.D358" chart:data-source-has-labels="row" svg:x="1.33cm" svg:y="1.275cm" svg:width="8.346cm" svg:height="6.57cm">
          <chartooo:coordinate-region svg:x="2.057cm" svg:y="1.474cm" svg:width="7.339cm" svg:height="5.724cm"/>
          <chart:axis chart:dimension="x" chart:name="primary-x" chart:style-name="ch5">
            <chart:title svg:x="4.639cm" svg:y="8.025cm" chart:style-name="ch6">
              <text:p>Generation</text:p>
            </chart:title>
          </chart:axis>
          <chart:axis chart:dimension="y" chart:name="primary-y" chart:style-name="ch5">
            <chart:title svg:x="0.451cm" svg:y="5.16cm" chart:style-name="ch7">
              <text:p>Fitness</text:p>
            </chart:title>
            <chart:grid chart:style-name="ch8" chart:class="major"/>
          </chart:axis>
          <chart:series chart:style-name="ch9" chart:values-cell-range-address="stats.C2:stats.C358" chart:label-cell-address="stats.C1:stats.C1" chart:class="chart:scatter">
            <chart:domain table:cell-range-address="stats.A2:stats.A358"/>
            <chart:data-point chart:repeated="357"/>
          </chart:series>
          <chart:series chart:style-name="ch10" chart:values-cell-range-address="stats.D2:stats.D358" chart:label-cell-address="stats.D1:stats.D1" chart:class="chart:scatter">
            <chart:data-point chart:repeated="3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ax fitness of all past gen</text:p>
                <draw:g>
                  <svg:desc>stats.C1:stats.C1</svg:desc>
                </draw:g>
              </table:table-cell>
              <table:table-cell office:value-type="string">
                <text:p>Average Max Fitness of 10 past gen</text:p>
                <draw:g>
                  <svg:desc>stats.D1:sta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s.A2:stats.A358</svg:desc>
                </draw:g>
              </table:table-cell>
              <table:table-cell office:value-type="float" office:value="0.134234">
                <text:p>0.134234</text:p>
                <draw:g>
                  <svg:desc>stats.C2:stats.C358</svg:desc>
                </draw:g>
              </table:table-cell>
              <table:table-cell office:value-type="float" office:value="0.134234">
                <text:p>0.134234</text:p>
                <draw:g>
                  <svg:desc>stats.D2:stats.D3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4234">
                <text:p>0.134234</text:p>
              </table:table-cell>
              <table:table-cell office:value-type="float" office:value="0.134234">
                <text:p>0.134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4022">
                <text:p>0.134022</text:p>
              </table:table-cell>
              <table:table-cell office:value-type="float" office:value="0.134022">
                <text:p>0.13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2008">
                <text:p>0.152008</text:p>
              </table:table-cell>
              <table:table-cell office:value-type="float" office:value="0.152008">
                <text:p>0.152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0874">
                <text:p>0.170874</text:p>
              </table:table-cell>
              <table:table-cell office:value-type="float" office:value="0.170874">
                <text:p>0.170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7591">
                <text:p>0.187591</text:p>
              </table:table-cell>
              <table:table-cell office:value-type="float" office:value="0.187591">
                <text:p>0.187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9531">
                <text:p>0.199531</text:p>
              </table:table-cell>
              <table:table-cell office:value-type="float" office:value="0.199531">
                <text:p>0.199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3054">
                <text:p>0.183054</text:p>
              </table:table-cell>
              <table:table-cell office:value-type="float" office:value="0.183054">
                <text:p>0.183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8462">
                <text:p>0.178462</text:p>
              </table:table-cell>
              <table:table-cell office:value-type="float" office:value="0.178462">
                <text:p>0.178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4797">
                <text:p>0.174797</text:p>
              </table:table-cell>
              <table:table-cell office:value-type="float" office:value="0.174797">
                <text:p>0.174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9635">
                <text:p>0.209635</text:p>
              </table:table-cell>
              <table:table-cell office:value-type="float" office:value="0.217175">
                <text:p>0.217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03628">
                <text:p>0.203628</text:p>
              </table:table-cell>
              <table:table-cell office:value-type="float" office:value="0.217506">
                <text:p>0.217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25343">
                <text:p>0.225343</text:p>
              </table:table-cell>
              <table:table-cell office:value-type="float" office:value="0.252739">
                <text:p>0.25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50086">
                <text:p>0.250086</text:p>
              </table:table-cell>
              <table:table-cell office:value-type="float" office:value="0.289317">
                <text:p>0.2893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64782">
                <text:p>0.264782</text:p>
              </table:table-cell>
              <table:table-cell office:value-type="float" office:value="0.311736">
                <text:p>0.311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63592">
                <text:p>0.263592</text:p>
              </table:table-cell>
              <table:table-cell office:value-type="float" office:value="0.309192">
                <text:p>0.309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60886">
                <text:p>0.260886</text:p>
              </table:table-cell>
              <table:table-cell office:value-type="float" office:value="0.303834">
                <text:p>0.303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64382">
                <text:p>0.264382</text:p>
              </table:table-cell>
              <table:table-cell office:value-type="float" office:value="0.329445">
                <text:p>0.329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50591">
                <text:p>0.250591</text:p>
              </table:table-cell>
              <table:table-cell office:value-type="float" office:value="0.315508">
                <text:p>0.3155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6286">
                <text:p>0.256286</text:p>
              </table:table-cell>
              <table:table-cell office:value-type="float" office:value="0.337776">
                <text:p>0.337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50094">
                <text:p>0.250094</text:p>
              </table:table-cell>
              <table:table-cell office:value-type="float" office:value="0.294598">
                <text:p>0.294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54331">
                <text:p>0.254331</text:p>
              </table:table-cell>
              <table:table-cell office:value-type="float" office:value="0.315174">
                <text:p>0.315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61949">
                <text:p>0.261949</text:p>
              </table:table-cell>
              <table:table-cell office:value-type="float" office:value="0.309536">
                <text:p>0.309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68932">
                <text:p>0.268932</text:p>
              </table:table-cell>
              <table:table-cell office:value-type="float" office:value="0.295317">
                <text:p>0.295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60056">
                <text:p>0.260056</text:p>
              </table:table-cell>
              <table:table-cell office:value-type="float" office:value="0.252966">
                <text:p>0.252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5193">
                <text:p>0.25193</text:p>
              </table:table-cell>
              <table:table-cell office:value-type="float" office:value="0.233271">
                <text:p>0.233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52307">
                <text:p>0.252307</text:p>
              </table:table-cell>
              <table:table-cell office:value-type="float" office:value="0.237723">
                <text:p>0.237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52658">
                <text:p>0.252658</text:p>
              </table:table-cell>
              <table:table-cell office:value-type="float" office:value="0.231553">
                <text:p>0.231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60613">
                <text:p>0.260613</text:p>
              </table:table-cell>
              <table:table-cell office:value-type="float" office:value="0.279655">
                <text:p>0.279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277">
                <text:p>0.27277</text:p>
              </table:table-cell>
              <table:table-cell office:value-type="float" office:value="0.305738">
                <text:p>0.305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84143">
                <text:p>0.284143</text:p>
              </table:table-cell>
              <table:table-cell office:value-type="float" office:value="0.355646">
                <text:p>0.355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21954">
                <text:p>0.821954</text:p>
              </table:table-cell>
              <table:table-cell office:value-type="float" office:value="0.874877">
                <text:p>0.874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821976">
                <text:p>0.821976</text:p>
              </table:table-cell>
              <table:table-cell office:value-type="float" office:value="0.88079">
                <text:p>0.88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21945">
                <text:p>0.821945</text:p>
              </table:table-cell>
              <table:table-cell office:value-type="float" office:value="0.855271">
                <text:p>0.855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21941">
                <text:p>0.821941</text:p>
              </table:table-cell>
              <table:table-cell office:value-type="float" office:value="0.836766">
                <text:p>0.836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2193">
                <text:p>0.82193</text:p>
              </table:table-cell>
              <table:table-cell office:value-type="float" office:value="0.835356">
                <text:p>0.835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21938">
                <text:p>0.821938</text:p>
              </table:table-cell>
              <table:table-cell office:value-type="float" office:value="0.826554">
                <text:p>0.826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21955">
                <text:p>0.821955</text:p>
              </table:table-cell>
              <table:table-cell office:value-type="float" office:value="0.822283">
                <text:p>0.822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21989">
                <text:p>0.821989</text:p>
              </table:table-cell>
              <table:table-cell office:value-type="float" office:value="0.824858">
                <text:p>0.824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22024">
                <text:p>0.822024</text:p>
              </table:table-cell>
              <table:table-cell office:value-type="float" office:value="0.849044">
                <text:p>0.849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22019">
                <text:p>0.822019</text:p>
              </table:table-cell>
              <table:table-cell office:value-type="float" office:value="0.848039">
                <text:p>0.848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22001">
                <text:p>0.822001</text:p>
              </table:table-cell>
              <table:table-cell office:value-type="float" office:value="0.840796">
                <text:p>0.840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21997">
                <text:p>0.821997</text:p>
              </table:table-cell>
              <table:table-cell office:value-type="float" office:value="0.830534">
                <text:p>0.830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21993">
                <text:p>0.821993</text:p>
              </table:table-cell>
              <table:table-cell office:value-type="float" office:value="0.841162">
                <text:p>0.841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821986">
                <text:p>0.821986</text:p>
              </table:table-cell>
              <table:table-cell office:value-type="float" office:value="0.840092">
                <text:p>0.840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822007">
                <text:p>0.822007</text:p>
              </table:table-cell>
              <table:table-cell office:value-type="float" office:value="0.852638">
                <text:p>0.852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822041">
                <text:p>0.822041</text:p>
              </table:table-cell>
              <table:table-cell office:value-type="float" office:value="0.863282">
                <text:p>0.863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822048">
                <text:p>0.822048</text:p>
              </table:table-cell>
              <table:table-cell office:value-type="float" office:value="0.859332">
                <text:p>0.859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822005">
                <text:p>0.822005</text:p>
              </table:table-cell>
              <table:table-cell office:value-type="float" office:value="0.828231">
                <text:p>0.828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822027">
                <text:p>0.822027</text:p>
              </table:table-cell>
              <table:table-cell office:value-type="float" office:value="0.823292">
                <text:p>0.823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822034">
                <text:p>0.822034</text:p>
              </table:table-cell>
              <table:table-cell office:value-type="float" office:value="0.827778">
                <text:p>0.82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82205">
                <text:p>0.82205</text:p>
              </table:table-cell>
              <table:table-cell office:value-type="float" office:value="0.841528">
                <text:p>0.841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822059">
                <text:p>0.822059</text:p>
              </table:table-cell>
              <table:table-cell office:value-type="float" office:value="0.846597">
                <text:p>0.8465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822084">
                <text:p>0.822084</text:p>
              </table:table-cell>
              <table:table-cell office:value-type="float" office:value="0.858008">
                <text:p>0.858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822091">
                <text:p>0.822091</text:p>
              </table:table-cell>
              <table:table-cell office:value-type="float" office:value="0.863985">
                <text:p>0.863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822104">
                <text:p>0.822104</text:p>
              </table:table-cell>
              <table:table-cell office:value-type="float" office:value="0.860848">
                <text:p>0.860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8221">
                <text:p>0.8221</text:p>
              </table:table-cell>
              <table:table-cell office:value-type="float" office:value="0.845455">
                <text:p>0.845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822112">
                <text:p>0.822112</text:p>
              </table:table-cell>
              <table:table-cell office:value-type="float" office:value="0.847323">
                <text:p>0.847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822127">
                <text:p>0.822127</text:p>
              </table:table-cell>
              <table:table-cell office:value-type="float" office:value="0.871119">
                <text:p>0.871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22146">
                <text:p>0.822146</text:p>
              </table:table-cell>
              <table:table-cell office:value-type="float" office:value="0.869953">
                <text:p>0.869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2214">
                <text:p>0.82214</text:p>
              </table:table-cell>
              <table:table-cell office:value-type="float" office:value="0.864726">
                <text:p>0.8647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822134">
                <text:p>0.822134</text:p>
              </table:table-cell>
              <table:table-cell office:value-type="float" office:value="0.855921">
                <text:p>0.8559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22163">
                <text:p>0.822163</text:p>
              </table:table-cell>
              <table:table-cell office:value-type="float" office:value="0.863938">
                <text:p>0.863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22186">
                <text:p>0.822186</text:p>
              </table:table-cell>
              <table:table-cell office:value-type="float" office:value="0.863221">
                <text:p>0.863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822207">
                <text:p>0.822207</text:p>
              </table:table-cell>
              <table:table-cell office:value-type="float" office:value="0.86841">
                <text:p>0.86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822237">
                <text:p>0.822237</text:p>
              </table:table-cell>
              <table:table-cell office:value-type="float" office:value="0.875577">
                <text:p>0.875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822265">
                <text:p>0.822265</text:p>
              </table:table-cell>
              <table:table-cell office:value-type="float" office:value="0.888612">
                <text:p>0.888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22215">
                <text:p>0.822215</text:p>
              </table:table-cell>
              <table:table-cell office:value-type="float" office:value="0.863556">
                <text:p>0.863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822222">
                <text:p>0.822222</text:p>
              </table:table-cell>
              <table:table-cell office:value-type="float" office:value="0.860027">
                <text:p>0.86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822217">
                <text:p>0.822217</text:p>
              </table:table-cell>
              <table:table-cell office:value-type="float" office:value="0.850468">
                <text:p>0.850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82222">
                <text:p>0.82222</text:p>
              </table:table-cell>
              <table:table-cell office:value-type="float" office:value="0.854159">
                <text:p>0.854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822231">
                <text:p>0.822231</text:p>
              </table:table-cell>
              <table:table-cell office:value-type="float" office:value="0.861148">
                <text:p>0.861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822265">
                <text:p>0.822265</text:p>
              </table:table-cell>
              <table:table-cell office:value-type="float" office:value="0.863239">
                <text:p>0.863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822275">
                <text:p>0.822275</text:p>
              </table:table-cell>
              <table:table-cell office:value-type="float" office:value="0.858052">
                <text:p>0.858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822285">
                <text:p>0.822285</text:p>
              </table:table-cell>
              <table:table-cell office:value-type="float" office:value="0.853745">
                <text:p>0.853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822295">
                <text:p>0.822295</text:p>
              </table:table-cell>
              <table:table-cell office:value-type="float" office:value="0.84562">
                <text:p>0.8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822308">
                <text:p>0.822308</text:p>
              </table:table-cell>
              <table:table-cell office:value-type="float" office:value="0.839284">
                <text:p>0.839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82228">
                <text:p>0.82228</text:p>
              </table:table-cell>
              <table:table-cell office:value-type="float" office:value="0.848587">
                <text:p>0.848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822077">
                <text:p>0.822077</text:p>
              </table:table-cell>
              <table:table-cell office:value-type="float" office:value="0.763906">
                <text:p>0.763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822082">
                <text:p>0.822082</text:p>
              </table:table-cell>
              <table:table-cell office:value-type="float" office:value="0.767875">
                <text:p>0.767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822088">
                <text:p>0.822088</text:p>
              </table:table-cell>
              <table:table-cell office:value-type="float" office:value="0.768919">
                <text:p>0.768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821884">
                <text:p>0.821884</text:p>
              </table:table-cell>
              <table:table-cell office:value-type="float" office:value="0.682206">
                <text:p>0.682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821912">
                <text:p>0.821912</text:p>
              </table:table-cell>
              <table:table-cell office:value-type="float" office:value="0.679968">
                <text:p>0.6799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21938">
                <text:p>0.821938</text:p>
              </table:table-cell>
              <table:table-cell office:value-type="float" office:value="0.686511">
                <text:p>0.686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821735">
                <text:p>0.821735</text:p>
              </table:table-cell>
              <table:table-cell office:value-type="float" office:value="0.600602">
                <text:p>0.600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821706">
                <text:p>0.821706</text:p>
              </table:table-cell>
              <table:table-cell office:value-type="float" office:value="0.584769">
                <text:p>0.584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821717">
                <text:p>0.821717</text:p>
              </table:table-cell>
              <table:table-cell office:value-type="float" office:value="0.584047">
                <text:p>0.584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82175">
                <text:p>0.82175</text:p>
              </table:table-cell>
              <table:table-cell office:value-type="float" office:value="0.608574">
                <text:p>0.608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821776">
                <text:p>0.821776</text:p>
              </table:table-cell>
              <table:table-cell office:value-type="float" office:value="0.700649">
                <text:p>0.700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821782">
                <text:p>0.821782</text:p>
              </table:table-cell>
              <table:table-cell office:value-type="float" office:value="0.701184">
                <text:p>0.701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821783">
                <text:p>0.821783</text:p>
              </table:table-cell>
              <table:table-cell office:value-type="float" office:value="0.699261">
                <text:p>0.699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821802">
                <text:p>0.821802</text:p>
              </table:table-cell>
              <table:table-cell office:value-type="float" office:value="0.788773">
                <text:p>0.788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821809">
                <text:p>0.821809</text:p>
              </table:table-cell>
              <table:table-cell office:value-type="float" office:value="0.780298">
                <text:p>0.780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821817">
                <text:p>0.821817</text:p>
              </table:table-cell>
              <table:table-cell office:value-type="float" office:value="0.772714">
                <text:p>0.772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821828">
                <text:p>0.821828</text:p>
              </table:table-cell>
              <table:table-cell office:value-type="float" office:value="0.85926">
                <text:p>0.85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821869">
                <text:p>0.821869</text:p>
              </table:table-cell>
              <table:table-cell office:value-type="float" office:value="0.887679">
                <text:p>0.887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821882">
                <text:p>0.821882</text:p>
              </table:table-cell>
              <table:table-cell office:value-type="float" office:value="0.888312">
                <text:p>0.888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82189">
                <text:p>0.82189</text:p>
              </table:table-cell>
              <table:table-cell office:value-type="float" office:value="0.877977">
                <text:p>0.877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82193">
                <text:p>0.82193</text:p>
              </table:table-cell>
              <table:table-cell office:value-type="float" office:value="0.883941">
                <text:p>0.883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821941">
                <text:p>0.821941</text:p>
              </table:table-cell>
              <table:table-cell office:value-type="float" office:value="0.886125">
                <text:p>0.886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821967">
                <text:p>0.821967</text:p>
              </table:table-cell>
              <table:table-cell office:value-type="float" office:value="0.896154">
                <text:p>0.896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821983">
                <text:p>0.821983</text:p>
              </table:table-cell>
              <table:table-cell office:value-type="float" office:value="0.895251">
                <text:p>0.895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821999">
                <text:p>0.821999</text:p>
              </table:table-cell>
              <table:table-cell office:value-type="float" office:value="0.89871">
                <text:p>0.898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822">
                <text:p>0.822</text:p>
              </table:table-cell>
              <table:table-cell office:value-type="float" office:value="0.896267">
                <text:p>0.8962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821987">
                <text:p>0.821987</text:p>
              </table:table-cell>
              <table:table-cell office:value-type="float" office:value="0.88622">
                <text:p>0.88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822025">
                <text:p>0.822025</text:p>
              </table:table-cell>
              <table:table-cell office:value-type="float" office:value="0.884754">
                <text:p>0.884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822055">
                <text:p>0.822055</text:p>
              </table:table-cell>
              <table:table-cell office:value-type="float" office:value="0.892347">
                <text:p>0.8923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822097">
                <text:p>0.822097</text:p>
              </table:table-cell>
              <table:table-cell office:value-type="float" office:value="0.906164">
                <text:p>0.906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8221">
                <text:p>0.8221</text:p>
              </table:table-cell>
              <table:table-cell office:value-type="float" office:value="0.891136">
                <text:p>0.8911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822084">
                <text:p>0.822084</text:p>
              </table:table-cell>
              <table:table-cell office:value-type="float" office:value="0.879829">
                <text:p>0.8798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822083">
                <text:p>0.822083</text:p>
              </table:table-cell>
              <table:table-cell office:value-type="float" office:value="0.868983">
                <text:p>0.8689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822099">
                <text:p>0.822099</text:p>
              </table:table-cell>
              <table:table-cell office:value-type="float" office:value="0.869137">
                <text:p>0.869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82206">
                <text:p>0.82206</text:p>
              </table:table-cell>
              <table:table-cell office:value-type="float" office:value="0.846801">
                <text:p>0.846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822069">
                <text:p>0.822069</text:p>
              </table:table-cell>
              <table:table-cell office:value-type="float" office:value="0.85003">
                <text:p>0.85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822074">
                <text:p>0.822074</text:p>
              </table:table-cell>
              <table:table-cell office:value-type="float" office:value="0.857277">
                <text:p>0.857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822115">
                <text:p>0.822115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822122">
                <text:p>0.822122</text:p>
              </table:table-cell>
              <table:table-cell office:value-type="float" office:value="0.84907">
                <text:p>0.849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822118">
                <text:p>0.822118</text:p>
              </table:table-cell>
              <table:table-cell office:value-type="float" office:value="0.830342">
                <text:p>0.8303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822114">
                <text:p>0.822114</text:p>
              </table:table-cell>
              <table:table-cell office:value-type="float" office:value="0.82745">
                <text:p>0.82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822134">
                <text:p>0.822134</text:p>
              </table:table-cell>
              <table:table-cell office:value-type="float" office:value="0.842161">
                <text:p>0.842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822162">
                <text:p>0.822162</text:p>
              </table:table-cell>
              <table:table-cell office:value-type="float" office:value="0.854219">
                <text:p>0.854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822172">
                <text:p>0.822172</text:p>
              </table:table-cell>
              <table:table-cell office:value-type="float" office:value="0.851667">
                <text:p>0.851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822184">
                <text:p>0.822184</text:p>
              </table:table-cell>
              <table:table-cell office:value-type="float" office:value="0.872591">
                <text:p>0.872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822197">
                <text:p>0.822197</text:p>
              </table:table-cell>
              <table:table-cell office:value-type="float" office:value="0.873852">
                <text:p>0.87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822216">
                <text:p>0.822216</text:p>
              </table:table-cell>
              <table:table-cell office:value-type="float" office:value="0.87975">
                <text:p>0.87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822237">
                <text:p>0.822237</text:p>
              </table:table-cell>
              <table:table-cell office:value-type="float" office:value="0.872077">
                <text:p>0.872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822242">
                <text:p>0.822242</text:p>
              </table:table-cell>
              <table:table-cell office:value-type="float" office:value="0.871054">
                <text:p>0.8710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822247">
                <text:p>0.822247</text:p>
              </table:table-cell>
              <table:table-cell office:value-type="float" office:value="0.874694">
                <text:p>0.874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822252">
                <text:p>0.822252</text:p>
              </table:table-cell>
              <table:table-cell office:value-type="float" office:value="0.878599">
                <text:p>0.8785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822051">
                <text:p>0.822051</text:p>
              </table:table-cell>
              <table:table-cell office:value-type="float" office:value="0.7886">
                <text:p>0.78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82206">
                <text:p>0.82206</text:p>
              </table:table-cell>
              <table:table-cell office:value-type="float" office:value="0.780476">
                <text:p>0.780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82206">
                <text:p>0.82206</text:p>
              </table:table-cell>
              <table:table-cell office:value-type="float" office:value="0.776422">
                <text:p>0.7764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822053">
                <text:p>0.822053</text:p>
              </table:table-cell>
              <table:table-cell office:value-type="float" office:value="0.768579">
                <text:p>0.768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822059">
                <text:p>0.822059</text:p>
              </table:table-cell>
              <table:table-cell office:value-type="float" office:value="0.765851">
                <text:p>0.765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822064">
                <text:p>0.822064</text:p>
              </table:table-cell>
              <table:table-cell office:value-type="float" office:value="0.760395">
                <text:p>0.760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822106">
                <text:p>0.822106</text:p>
              </table:table-cell>
              <table:table-cell office:value-type="float" office:value="0.768716">
                <text:p>0.7687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822148">
                <text:p>0.822148</text:p>
              </table:table-cell>
              <table:table-cell office:value-type="float" office:value="0.783722">
                <text:p>0.7837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822168">
                <text:p>0.822168</text:p>
              </table:table-cell>
              <table:table-cell office:value-type="float" office:value="0.790182">
                <text:p>0.790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822202">
                <text:p>0.822202</text:p>
              </table:table-cell>
              <table:table-cell office:value-type="float" office:value="0.801807">
                <text:p>0.80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822222">
                <text:p>0.822222</text:p>
              </table:table-cell>
              <table:table-cell office:value-type="float" office:value="0.891741">
                <text:p>0.8917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822232">
                <text:p>0.822232</text:p>
              </table:table-cell>
              <table:table-cell office:value-type="float" office:value="0.892228">
                <text:p>0.892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82217">
                <text:p>0.82217</text:p>
              </table:table-cell>
              <table:table-cell office:value-type="float" office:value="0.867115">
                <text:p>0.867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822177">
                <text:p>0.822177</text:p>
              </table:table-cell>
              <table:table-cell office:value-type="float" office:value="0.87296">
                <text:p>0.87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822121">
                <text:p>0.822121</text:p>
              </table:table-cell>
              <table:table-cell office:value-type="float" office:value="0.847566">
                <text:p>0.8475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822123">
                <text:p>0.822123</text:p>
              </table:table-cell>
              <table:table-cell office:value-type="float" office:value="0.846003">
                <text:p>0.8460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822145">
                <text:p>0.822145</text:p>
              </table:table-cell>
              <table:table-cell office:value-type="float" office:value="0.837785">
                <text:p>0.837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822166">
                <text:p>0.822166</text:p>
              </table:table-cell>
              <table:table-cell office:value-type="float" office:value="0.829737">
                <text:p>0.829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822193">
                <text:p>0.822193</text:p>
              </table:table-cell>
              <table:table-cell office:value-type="float" office:value="0.832177">
                <text:p>0.8321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822221">
                <text:p>0.822221</text:p>
              </table:table-cell>
              <table:table-cell office:value-type="float" office:value="0.82992">
                <text:p>0.829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822248">
                <text:p>0.822248</text:p>
              </table:table-cell>
              <table:table-cell office:value-type="float" office:value="0.833033">
                <text:p>0.8330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822222">
                <text:p>0.822222</text:p>
              </table:table-cell>
              <table:table-cell office:value-type="float" office:value="0.818355">
                <text:p>0.818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82223">
                <text:p>0.82223</text:p>
              </table:table-cell>
              <table:table-cell office:value-type="float" office:value="0.846527">
                <text:p>0.8465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822237">
                <text:p>0.822237</text:p>
              </table:table-cell>
              <table:table-cell office:value-type="float" office:value="0.846544">
                <text:p>0.8465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822245">
                <text:p>0.822245</text:p>
              </table:table-cell>
              <table:table-cell office:value-type="float" office:value="0.873038">
                <text:p>0.8730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82228">
                <text:p>0.82228</text:p>
              </table:table-cell>
              <table:table-cell office:value-type="float" office:value="0.886699">
                <text:p>0.8866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822284">
                <text:p>0.822284</text:p>
              </table:table-cell>
              <table:table-cell office:value-type="float" office:value="0.879525">
                <text:p>0.879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822302">
                <text:p>0.822302</text:p>
              </table:table-cell>
              <table:table-cell office:value-type="float" office:value="0.877926">
                <text:p>0.8779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822344">
                <text:p>0.822344</text:p>
              </table:table-cell>
              <table:table-cell office:value-type="float" office:value="0.884437">
                <text:p>0.8844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82231">
                <text:p>0.82231</text:p>
              </table:table-cell>
              <table:table-cell office:value-type="float" office:value="0.858878">
                <text:p>0.8588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82234">
                <text:p>0.82234</text:p>
              </table:table-cell>
              <table:table-cell office:value-type="float" office:value="0.859986">
                <text:p>0.859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82233">
                <text:p>0.82233</text:p>
              </table:table-cell>
              <table:table-cell office:value-type="float" office:value="0.86661">
                <text:p>0.866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82237">
                <text:p>0.82237</text:p>
              </table:table-cell>
              <table:table-cell office:value-type="float" office:value="0.879956">
                <text:p>0.8799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822412">
                <text:p>0.822412</text:p>
              </table:table-cell>
              <table:table-cell office:value-type="float" office:value="0.894065">
                <text:p>0.894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822453">
                <text:p>0.822453</text:p>
              </table:table-cell>
              <table:table-cell office:value-type="float" office:value="0.907821">
                <text:p>0.9078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822495">
                <text:p>0.822495</text:p>
              </table:table-cell>
              <table:table-cell office:value-type="float" office:value="0.910612">
                <text:p>0.9106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822491">
                <text:p>0.822491</text:p>
              </table:table-cell>
              <table:table-cell office:value-type="float" office:value="0.907087">
                <text:p>0.907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822486">
                <text:p>0.822486</text:p>
              </table:table-cell>
              <table:table-cell office:value-type="float" office:value="0.897988">
                <text:p>0.8979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822528">
                <text:p>0.822528</text:p>
              </table:table-cell>
              <table:table-cell office:value-type="float" office:value="0.897716">
                <text:p>0.8977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822519">
                <text:p>0.822519</text:p>
              </table:table-cell>
              <table:table-cell office:value-type="float" office:value="0.908304">
                <text:p>0.908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822539">
                <text:p>0.822539</text:p>
              </table:table-cell>
              <table:table-cell office:value-type="float" office:value="0.904083">
                <text:p>0.9040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822581">
                <text:p>0.822581</text:p>
              </table:table-cell>
              <table:table-cell office:value-type="float" office:value="0.925482">
                <text:p>0.9254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822602">
                <text:p>0.822602</text:p>
              </table:table-cell>
              <table:table-cell office:value-type="float" office:value="0.917988">
                <text:p>0.9179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82263">
                <text:p>0.82263</text:p>
              </table:table-cell>
              <table:table-cell office:value-type="float" office:value="0.912128">
                <text:p>0.912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82265">
                <text:p>0.82265</text:p>
              </table:table-cell>
              <table:table-cell office:value-type="float" office:value="0.90345">
                <text:p>0.903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822646">
                <text:p>0.822646</text:p>
              </table:table-cell>
              <table:table-cell office:value-type="float" office:value="0.884791">
                <text:p>0.8847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822677">
                <text:p>0.822677</text:p>
              </table:table-cell>
              <table:table-cell office:value-type="float" office:value="0.899092">
                <text:p>0.899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822682">
                <text:p>0.822682</text:p>
              </table:table-cell>
              <table:table-cell office:value-type="float" office:value="0.903354">
                <text:p>0.9033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822483">
                <text:p>0.822483</text:p>
              </table:table-cell>
              <table:table-cell office:value-type="float" office:value="0.80427">
                <text:p>0.80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822494">
                <text:p>0.822494</text:p>
              </table:table-cell>
              <table:table-cell office:value-type="float" office:value="0.811878">
                <text:p>0.811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822535">
                <text:p>0.822535</text:p>
              </table:table-cell>
              <table:table-cell office:value-type="float" office:value="0.820781">
                <text:p>0.8207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822551">
                <text:p>0.822551</text:p>
              </table:table-cell>
              <table:table-cell office:value-type="float" office:value="0.81042">
                <text:p>0.810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822558">
                <text:p>0.822558</text:p>
              </table:table-cell>
              <table:table-cell office:value-type="float" office:value="0.804432">
                <text:p>0.8044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822589">
                <text:p>0.822589</text:p>
              </table:table-cell>
              <table:table-cell office:value-type="float" office:value="0.805962">
                <text:p>0.805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822615">
                <text:p>0.822615</text:p>
              </table:table-cell>
              <table:table-cell office:value-type="float" office:value="0.80832">
                <text:p>0.80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822651">
                <text:p>0.822651</text:p>
              </table:table-cell>
              <table:table-cell office:value-type="float" office:value="0.824407">
                <text:p>0.8244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822686">
                <text:p>0.822686</text:p>
              </table:table-cell>
              <table:table-cell office:value-type="float" office:value="0.82653">
                <text:p>0.82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822721">
                <text:p>0.822721</text:p>
              </table:table-cell>
              <table:table-cell office:value-type="float" office:value="0.838692">
                <text:p>0.8386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822759">
                <text:p>0.822759</text:p>
              </table:table-cell>
              <table:table-cell office:value-type="float" office:value="0.936223">
                <text:p>0.9362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82256">
                <text:p>0.82256</text:p>
              </table:table-cell>
              <table:table-cell office:value-type="float" office:value="0.850001">
                <text:p>0.85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822595">
                <text:p>0.822595</text:p>
              </table:table-cell>
              <table:table-cell office:value-type="float" office:value="0.847437">
                <text:p>0.847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822629">
                <text:p>0.822629</text:p>
              </table:table-cell>
              <table:table-cell office:value-type="float" office:value="0.854873">
                <text:p>0.8548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822646">
                <text:p>0.822646</text:p>
              </table:table-cell>
              <table:table-cell office:value-type="float" office:value="0.858692">
                <text:p>0.8586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822652">
                <text:p>0.822652</text:p>
              </table:table-cell>
              <table:table-cell office:value-type="float" office:value="0.848374">
                <text:p>0.8483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822668">
                <text:p>0.822668</text:p>
              </table:table-cell>
              <table:table-cell office:value-type="float" office:value="0.84432">
                <text:p>0.844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82271">
                <text:p>0.82271</text:p>
              </table:table-cell>
              <table:table-cell office:value-type="float" office:value="0.847046">
                <text:p>0.8470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822716">
                <text:p>0.822716</text:p>
              </table:table-cell>
              <table:table-cell office:value-type="float" office:value="0.835288">
                <text:p>0.835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822518">
                <text:p>0.822518</text:p>
              </table:table-cell>
              <table:table-cell office:value-type="float" office:value="0.738629">
                <text:p>0.7386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822496">
                <text:p>0.822496</text:p>
              </table:table-cell>
              <table:table-cell office:value-type="float" office:value="0.71404">
                <text:p>0.714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822503">
                <text:p>0.822503</text:p>
              </table:table-cell>
              <table:table-cell office:value-type="float" office:value="0.798731">
                <text:p>0.7987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822515">
                <text:p>0.822515</text:p>
              </table:table-cell>
              <table:table-cell office:value-type="float" office:value="0.789716">
                <text:p>0.789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822557">
                <text:p>0.822557</text:p>
              </table:table-cell>
              <table:table-cell office:value-type="float" office:value="0.792638">
                <text:p>0.7926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822556">
                <text:p>0.822556</text:p>
              </table:table-cell>
              <table:table-cell office:value-type="float" office:value="0.785573">
                <text:p>0.7855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822583">
                <text:p>0.822583</text:p>
              </table:table-cell>
              <table:table-cell office:value-type="float" office:value="0.794329">
                <text:p>0.7943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822603">
                <text:p>0.822603</text:p>
              </table:table-cell>
              <table:table-cell office:value-type="float" office:value="0.795882">
                <text:p>0.7958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822606">
                <text:p>0.822606</text:p>
              </table:table-cell>
              <table:table-cell office:value-type="float" office:value="0.77975">
                <text:p>0.779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822595">
                <text:p>0.822595</text:p>
              </table:table-cell>
              <table:table-cell office:value-type="float" office:value="0.772266">
                <text:p>0.772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822612">
                <text:p>0.822612</text:p>
              </table:table-cell>
              <table:table-cell office:value-type="float" office:value="0.861562">
                <text:p>0.861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822629">
                <text:p>0.822629</text:p>
              </table:table-cell>
              <table:table-cell office:value-type="float" office:value="0.877469">
                <text:p>0.8774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822641">
                <text:p>0.822641</text:p>
              </table:table-cell>
              <table:table-cell office:value-type="float" office:value="0.879809">
                <text:p>0.8798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822652">
                <text:p>0.822652</text:p>
              </table:table-cell>
              <table:table-cell office:value-type="float" office:value="0.879445">
                <text:p>0.8794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822664">
                <text:p>0.822664</text:p>
              </table:table-cell>
              <table:table-cell office:value-type="float" office:value="0.86686">
                <text:p>0.866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822679">
                <text:p>0.822679</text:p>
              </table:table-cell>
              <table:table-cell office:value-type="float" office:value="0.87374">
                <text:p>0.873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82272">
                <text:p>0.82272</text:p>
              </table:table-cell>
              <table:table-cell office:value-type="float" office:value="0.879494">
                <text:p>0.8794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822761">
                <text:p>0.822761</text:p>
              </table:table-cell>
              <table:table-cell office:value-type="float" office:value="0.888293">
                <text:p>0.888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822726">
                <text:p>0.822726</text:p>
              </table:table-cell>
              <table:table-cell office:value-type="float" office:value="0.87263">
                <text:p>0.872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822739">
                <text:p>0.822739</text:p>
              </table:table-cell>
              <table:table-cell office:value-type="float" office:value="0.882777">
                <text:p>0.8827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822742">
                <text:p>0.822742</text:p>
              </table:table-cell>
              <table:table-cell office:value-type="float" office:value="0.876518">
                <text:p>0.8765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822767">
                <text:p>0.822767</text:p>
              </table:table-cell>
              <table:table-cell office:value-type="float" office:value="0.880437">
                <text:p>0.8804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822763">
                <text:p>0.822763</text:p>
              </table:table-cell>
              <table:table-cell office:value-type="float" office:value="0.873715">
                <text:p>0.8737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822789">
                <text:p>0.822789</text:p>
              </table:table-cell>
              <table:table-cell office:value-type="float" office:value="0.879675">
                <text:p>0.8796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822814">
                <text:p>0.822814</text:p>
              </table:table-cell>
              <table:table-cell office:value-type="float" office:value="0.885451">
                <text:p>0.8854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822817">
                <text:p>0.822817</text:p>
              </table:table-cell>
              <table:table-cell office:value-type="float" office:value="0.880058">
                <text:p>0.8800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822787">
                <text:p>0.822787</text:p>
              </table:table-cell>
              <table:table-cell office:value-type="float" office:value="0.850409">
                <text:p>0.8504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822789">
                <text:p>0.822789</text:p>
              </table:table-cell>
              <table:table-cell office:value-type="float" office:value="0.834215">
                <text:p>0.8342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82283">
                <text:p>0.82283</text:p>
              </table:table-cell>
              <table:table-cell office:value-type="float" office:value="0.865928">
                <text:p>0.8659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822836">
                <text:p>0.822836</text:p>
              </table:table-cell>
              <table:table-cell office:value-type="float" office:value="0.862807">
                <text:p>0.8628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822837">
                <text:p>0.822837</text:p>
              </table:table-cell>
              <table:table-cell office:value-type="float" office:value="0.862428">
                <text:p>0.862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822836">
                <text:p>0.822836</text:p>
              </table:table-cell>
              <table:table-cell office:value-type="float" office:value="0.851577">
                <text:p>0.8515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822838">
                <text:p>0.822838</text:p>
              </table:table-cell>
              <table:table-cell office:value-type="float" office:value="0.853921">
                <text:p>0.8539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822842">
                <text:p>0.822842</text:p>
              </table:table-cell>
              <table:table-cell office:value-type="float" office:value="0.844916">
                <text:p>0.8449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822855">
                <text:p>0.822855</text:p>
              </table:table-cell>
              <table:table-cell office:value-type="float" office:value="0.839947">
                <text:p>0.8399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822842">
                <text:p>0.822842</text:p>
              </table:table-cell>
              <table:table-cell office:value-type="float" office:value="0.833331">
                <text:p>0.8333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822818">
                <text:p>0.822818</text:p>
              </table:table-cell>
              <table:table-cell office:value-type="float" office:value="0.835921">
                <text:p>0.8359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822826">
                <text:p>0.822826</text:p>
              </table:table-cell>
              <table:table-cell office:value-type="float" office:value="0.838293">
                <text:p>0.8382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82285">
                <text:p>0.82285</text:p>
              </table:table-cell>
              <table:table-cell office:value-type="float" office:value="0.831156">
                <text:p>0.8311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822884">
                <text:p>0.822884</text:p>
              </table:table-cell>
              <table:table-cell office:value-type="float" office:value="0.842971">
                <text:p>0.8429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822904">
                <text:p>0.822904</text:p>
              </table:table-cell>
              <table:table-cell office:value-type="float" office:value="0.850782">
                <text:p>0.8507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82293">
                <text:p>0.82293</text:p>
              </table:table-cell>
              <table:table-cell office:value-type="float" office:value="0.861875">
                <text:p>0.86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822944">
                <text:p>0.822944</text:p>
              </table:table-cell>
              <table:table-cell office:value-type="float" office:value="0.867045">
                <text:p>0.8670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822957">
                <text:p>0.822957</text:p>
              </table:table-cell>
              <table:table-cell office:value-type="float" office:value="0.870916">
                <text:p>0.8709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822971">
                <text:p>0.822971</text:p>
              </table:table-cell>
              <table:table-cell office:value-type="float" office:value="0.871221">
                <text:p>0.8712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822957">
                <text:p>0.822957</text:p>
              </table:table-cell>
              <table:table-cell office:value-type="float" office:value="0.870983">
                <text:p>0.8709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822973">
                <text:p>0.822973</text:p>
              </table:table-cell>
              <table:table-cell office:value-type="float" office:value="0.887869">
                <text:p>0.8878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822956">
                <text:p>0.822956</text:p>
              </table:table-cell>
              <table:table-cell office:value-type="float" office:value="0.877167">
                <text:p>0.8771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822993">
                <text:p>0.822993</text:p>
              </table:table-cell>
              <table:table-cell office:value-type="float" office:value="0.882689">
                <text:p>0.8826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822995">
                <text:p>0.822995</text:p>
              </table:table-cell>
              <table:table-cell office:value-type="float" office:value="0.869432">
                <text:p>0.8694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823022">
                <text:p>0.823022</text:p>
              </table:table-cell>
              <table:table-cell office:value-type="float" office:value="0.872313">
                <text:p>0.872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82306">
                <text:p>0.82306</text:p>
              </table:table-cell>
              <table:table-cell office:value-type="float" office:value="0.877509">
                <text:p>0.8775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823061">
                <text:p>0.823061</text:p>
              </table:table-cell>
              <table:table-cell office:value-type="float" office:value="0.872231">
                <text:p>0.8722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823073">
                <text:p>0.823073</text:p>
              </table:table-cell>
              <table:table-cell office:value-type="float" office:value="0.87167">
                <text:p>0.871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823096">
                <text:p>0.823096</text:p>
              </table:table-cell>
              <table:table-cell office:value-type="float" office:value="0.875254">
                <text:p>0.8752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823137">
                <text:p>0.823137</text:p>
              </table:table-cell>
              <table:table-cell office:value-type="float" office:value="0.898259">
                <text:p>0.8982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823135">
                <text:p>0.823135</text:p>
              </table:table-cell>
              <table:table-cell office:value-type="float" office:value="0.890881">
                <text:p>0.8908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823145">
                <text:p>0.823145</text:p>
              </table:table-cell>
              <table:table-cell office:value-type="float" office:value="0.902649">
                <text:p>0.9026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823162">
                <text:p>0.823162</text:p>
              </table:table-cell>
              <table:table-cell office:value-type="float" office:value="0.894084">
                <text:p>0.894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823178">
                <text:p>0.823178</text:p>
              </table:table-cell>
              <table:table-cell office:value-type="float" office:value="0.900138">
                <text:p>0.900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823195">
                <text:p>0.823195</text:p>
              </table:table-cell>
              <table:table-cell office:value-type="float" office:value="0.895757">
                <text:p>0.8957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823235">
                <text:p>0.823235</text:p>
              </table:table-cell>
              <table:table-cell office:value-type="float" office:value="0.896754">
                <text:p>0.8967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82323">
                <text:p>0.82323</text:p>
              </table:table-cell>
              <table:table-cell office:value-type="float" office:value="0.894047">
                <text:p>0.8940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823224">
                <text:p>0.823224</text:p>
              </table:table-cell>
              <table:table-cell office:value-type="float" office:value="0.886589">
                <text:p>0.8865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82324">
                <text:p>0.82324</text:p>
              </table:table-cell>
              <table:table-cell office:value-type="float" office:value="0.884019">
                <text:p>0.8840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823267">
                <text:p>0.823267</text:p>
              </table:table-cell>
              <table:table-cell office:value-type="float" office:value="0.878156">
                <text:p>0.8781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823243">
                <text:p>0.823243</text:p>
              </table:table-cell>
              <table:table-cell office:value-type="float" office:value="0.868553">
                <text:p>0.8685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823237">
                <text:p>0.823237</text:p>
              </table:table-cell>
              <table:table-cell office:value-type="float" office:value="0.861798">
                <text:p>0.8617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823202">
                <text:p>0.823202</text:p>
              </table:table-cell>
              <table:table-cell office:value-type="float" office:value="0.840104">
                <text:p>0.8401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823224">
                <text:p>0.823224</text:p>
              </table:table-cell>
              <table:table-cell office:value-type="float" office:value="0.842459">
                <text:p>0.8424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823225">
                <text:p>0.823225</text:p>
              </table:table-cell>
              <table:table-cell office:value-type="float" office:value="0.835783">
                <text:p>0.8357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823261">
                <text:p>0.823261</text:p>
              </table:table-cell>
              <table:table-cell office:value-type="float" office:value="0.833926">
                <text:p>0.8339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823231">
                <text:p>0.823231</text:p>
              </table:table-cell>
              <table:table-cell office:value-type="float" office:value="0.823884">
                <text:p>0.8238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823217">
                <text:p>0.823217</text:p>
              </table:table-cell>
              <table:table-cell office:value-type="float" office:value="0.820014">
                <text:p>0.8200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823231">
                <text:p>0.823231</text:p>
              </table:table-cell>
              <table:table-cell office:value-type="float" office:value="0.819223">
                <text:p>0.8192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823245">
                <text:p>0.823245</text:p>
              </table:table-cell>
              <table:table-cell office:value-type="float" office:value="0.813849">
                <text:p>0.8138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82326">
                <text:p>0.82326</text:p>
              </table:table-cell>
              <table:table-cell office:value-type="float" office:value="0.830198">
                <text:p>0.8301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8233">
                <text:p>0.8233</text:p>
              </table:table-cell>
              <table:table-cell office:value-type="float" office:value="0.849811">
                <text:p>0.8498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823324">
                <text:p>0.823324</text:p>
              </table:table-cell>
              <table:table-cell office:value-type="float" office:value="0.874503">
                <text:p>0.8745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823338">
                <text:p>0.823338</text:p>
              </table:table-cell>
              <table:table-cell office:value-type="float" office:value="0.871072">
                <text:p>0.8710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823355">
                <text:p>0.823355</text:p>
              </table:table-cell>
              <table:table-cell office:value-type="float" office:value="0.878131">
                <text:p>0.8781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823349">
                <text:p>0.823349</text:p>
              </table:table-cell>
              <table:table-cell office:value-type="float" office:value="0.860752">
                <text:p>0.8607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823357">
                <text:p>0.823357</text:p>
              </table:table-cell>
              <table:table-cell office:value-type="float" office:value="0.876263">
                <text:p>0.8762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823346">
                <text:p>0.823346</text:p>
              </table:table-cell>
              <table:table-cell office:value-type="float" office:value="0.877723">
                <text:p>0.8777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82336">
                <text:p>0.82336</text:p>
              </table:table-cell>
              <table:table-cell office:value-type="float" office:value="0.877859">
                <text:p>0.8778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823363">
                <text:p>0.823363</text:p>
              </table:table-cell>
              <table:table-cell office:value-type="float" office:value="0.8731">
                <text:p>0.87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823387">
                <text:p>0.823387</text:p>
              </table:table-cell>
              <table:table-cell office:value-type="float" office:value="0.877173">
                <text:p>0.8771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823411">
                <text:p>0.823411</text:p>
              </table:table-cell>
              <table:table-cell office:value-type="float" office:value="0.870376">
                <text:p>0.8703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823419">
                <text:p>0.823419</text:p>
              </table:table-cell>
              <table:table-cell office:value-type="float" office:value="0.863491">
                <text:p>0.8634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823399">
                <text:p>0.823399</text:p>
              </table:table-cell>
              <table:table-cell office:value-type="float" office:value="0.849298">
                <text:p>0.849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823411">
                <text:p>0.823411</text:p>
              </table:table-cell>
              <table:table-cell office:value-type="float" office:value="0.84713">
                <text:p>0.847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823439">
                <text:p>0.823439</text:p>
              </table:table-cell>
              <table:table-cell office:value-type="float" office:value="0.861049">
                <text:p>0.8610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823438">
                <text:p>0.823438</text:p>
              </table:table-cell>
              <table:table-cell office:value-type="float" office:value="0.857555">
                <text:p>0.8575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823446">
                <text:p>0.823446</text:p>
              </table:table-cell>
              <table:table-cell office:value-type="float" office:value="0.865911">
                <text:p>0.8659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823438">
                <text:p>0.823438</text:p>
              </table:table-cell>
              <table:table-cell office:value-type="float" office:value="0.856121">
                <text:p>0.856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823448">
                <text:p>0.823448</text:p>
              </table:table-cell>
              <table:table-cell office:value-type="float" office:value="0.859379">
                <text:p>0.8593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823469">
                <text:p>0.823469</text:p>
              </table:table-cell>
              <table:table-cell office:value-type="float" office:value="0.858131">
                <text:p>0.8581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823507">
                <text:p>0.823507</text:p>
              </table:table-cell>
              <table:table-cell office:value-type="float" office:value="0.863763">
                <text:p>0.8637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823506">
                <text:p>0.823506</text:p>
              </table:table-cell>
              <table:table-cell office:value-type="float" office:value="0.860614">
                <text:p>0.860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82352">
                <text:p>0.82352</text:p>
              </table:table-cell>
              <table:table-cell office:value-type="float" office:value="0.874711">
                <text:p>0.8747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82352">
                <text:p>0.82352</text:p>
              </table:table-cell>
              <table:table-cell office:value-type="float" office:value="0.869603">
                <text:p>0.869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823545">
                <text:p>0.823545</text:p>
              </table:table-cell>
              <table:table-cell office:value-type="float" office:value="0.868615">
                <text:p>0.8686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82357">
                <text:p>0.82357</text:p>
              </table:table-cell>
              <table:table-cell office:value-type="float" office:value="0.879709">
                <text:p>0.8797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823576">
                <text:p>0.823576</text:p>
              </table:table-cell>
              <table:table-cell office:value-type="float" office:value="0.878401">
                <text:p>0.8784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823575">
                <text:p>0.823575</text:p>
              </table:table-cell>
              <table:table-cell office:value-type="float" office:value="0.88168">
                <text:p>0.881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823538">
                <text:p>0.823538</text:p>
              </table:table-cell>
              <table:table-cell office:value-type="float" office:value="0.861783">
                <text:p>0.8617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823562">
                <text:p>0.823562</text:p>
              </table:table-cell>
              <table:table-cell office:value-type="float" office:value="0.862911">
                <text:p>0.862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823521">
                <text:p>0.823521</text:p>
              </table:table-cell>
              <table:table-cell office:value-type="float" office:value="0.829806">
                <text:p>0.8298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823533">
                <text:p>0.823533</text:p>
              </table:table-cell>
              <table:table-cell office:value-type="float" office:value="0.834804">
                <text:p>0.834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823573">
                <text:p>0.823573</text:p>
              </table:table-cell>
              <table:table-cell office:value-type="float" office:value="0.846128">
                <text:p>0.8461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823597">
                <text:p>0.823597</text:p>
              </table:table-cell>
              <table:table-cell office:value-type="float" office:value="0.856212">
                <text:p>0.8562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823596">
                <text:p>0.823596</text:p>
              </table:table-cell>
              <table:table-cell office:value-type="float" office:value="0.845101">
                <text:p>0.8451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823618">
                <text:p>0.823618</text:p>
              </table:table-cell>
              <table:table-cell office:value-type="float" office:value="0.843791">
                <text:p>0.8437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823636">
                <text:p>0.823636</text:p>
              </table:table-cell>
              <table:table-cell office:value-type="float" office:value="0.849125">
                <text:p>0.849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823625">
                <text:p>0.823625</text:p>
              </table:table-cell>
              <table:table-cell office:value-type="float" office:value="0.845178">
                <text:p>0.8451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823638">
                <text:p>0.823638</text:p>
              </table:table-cell>
              <table:table-cell office:value-type="float" office:value="0.866124">
                <text:p>0.8661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823661">
                <text:p>0.823661</text:p>
              </table:table-cell>
              <table:table-cell office:value-type="float" office:value="0.86594">
                <text:p>0.865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823646">
                <text:p>0.823646</text:p>
              </table:table-cell>
              <table:table-cell office:value-type="float" office:value="0.876751">
                <text:p>0.8767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823663">
                <text:p>0.823663</text:p>
              </table:table-cell>
              <table:table-cell office:value-type="float" office:value="0.878881">
                <text:p>0.878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823674">
                <text:p>0.823674</text:p>
              </table:table-cell>
              <table:table-cell office:value-type="float" office:value="0.866691">
                <text:p>0.8666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823676">
                <text:p>0.823676</text:p>
              </table:table-cell>
              <table:table-cell office:value-type="float" office:value="0.85767">
                <text:p>0.857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823702">
                <text:p>0.823702</text:p>
              </table:table-cell>
              <table:table-cell office:value-type="float" office:value="0.8689">
                <text:p>0.86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823728">
                <text:p>0.823728</text:p>
              </table:table-cell>
              <table:table-cell office:value-type="float" office:value="0.870442">
                <text:p>0.8704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823749">
                <text:p>0.823749</text:p>
              </table:table-cell>
              <table:table-cell office:value-type="float" office:value="0.871688">
                <text:p>0.8716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823784">
                <text:p>0.823784</text:p>
              </table:table-cell>
              <table:table-cell office:value-type="float" office:value="0.891444">
                <text:p>0.8914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823795">
                <text:p>0.823795</text:p>
              </table:table-cell>
              <table:table-cell office:value-type="float" office:value="0.890299">
                <text:p>0.8902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823817">
                <text:p>0.823817</text:p>
              </table:table-cell>
              <table:table-cell office:value-type="float" office:value="0.889867">
                <text:p>0.8898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823823">
                <text:p>0.823823</text:p>
              </table:table-cell>
              <table:table-cell office:value-type="float" office:value="0.898904">
                <text:p>0.8989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823838">
                <text:p>0.823838</text:p>
              </table:table-cell>
              <table:table-cell office:value-type="float" office:value="0.898394">
                <text:p>0.8983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823857">
                <text:p>0.823857</text:p>
              </table:table-cell>
              <table:table-cell office:value-type="float" office:value="0.901859">
                <text:p>0.9018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82389">
                <text:p>0.82389</text:p>
              </table:table-cell>
              <table:table-cell office:value-type="float" office:value="0.91492">
                <text:p>0.914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823912">
                <text:p>0.823912</text:p>
              </table:table-cell>
              <table:table-cell office:value-type="float" office:value="0.913557">
                <text:p>0.9135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823928">
                <text:p>0.823928</text:p>
              </table:table-cell>
              <table:table-cell office:value-type="float" office:value="0.909271">
                <text:p>0.9092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823942">
                <text:p>0.823942</text:p>
              </table:table-cell>
              <table:table-cell office:value-type="float" office:value="0.906303">
                <text:p>0.9063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82394">
                <text:p>0.82394</text:p>
              </table:table-cell>
              <table:table-cell office:value-type="float" office:value="0.890382">
                <text:p>0.8903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823947">
                <text:p>0.823947</text:p>
              </table:table-cell>
              <table:table-cell office:value-type="float" office:value="0.888885">
                <text:p>0.8888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823951">
                <text:p>0.823951</text:p>
              </table:table-cell>
              <table:table-cell office:value-type="float" office:value="0.881203">
                <text:p>0.8812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823952">
                <text:p>0.823952</text:p>
              </table:table-cell>
              <table:table-cell office:value-type="float" office:value="0.879058">
                <text:p>0.8790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823928">
                <text:p>0.823928</text:p>
              </table:table-cell>
              <table:table-cell office:value-type="float" office:value="0.862523">
                <text:p>0.8625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823896">
                <text:p>0.823896</text:p>
              </table:table-cell>
              <table:table-cell office:value-type="float" office:value="0.840563">
                <text:p>0.8405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823926">
                <text:p>0.823926</text:p>
              </table:table-cell>
              <table:table-cell office:value-type="float" office:value="0.839312">
                <text:p>0.8393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823941">
                <text:p>0.823941</text:p>
              </table:table-cell>
              <table:table-cell office:value-type="float" office:value="0.836318">
                <text:p>0.8363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823968">
                <text:p>0.823968</text:p>
              </table:table-cell>
              <table:table-cell office:value-type="float" office:value="0.841344">
                <text:p>0.8413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823945">
                <text:p>0.823945</text:p>
              </table:table-cell>
              <table:table-cell office:value-type="float" office:value="0.825471">
                <text:p>0.8254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823957">
                <text:p>0.823957</text:p>
              </table:table-cell>
              <table:table-cell office:value-type="float" office:value="0.831069">
                <text:p>0.8310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23958">
                <text:p>0.823958</text:p>
              </table:table-cell>
              <table:table-cell office:value-type="float" office:value="0.828871">
                <text:p>0.8288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823998">
                <text:p>0.823998</text:p>
              </table:table-cell>
              <table:table-cell office:value-type="float" office:value="0.844323">
                <text:p>0.8443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823913">
                <text:p>0.823913</text:p>
              </table:table-cell>
              <table:table-cell office:value-type="float" office:value="0.80716">
                <text:p>0.807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823917">
                <text:p>0.823917</text:p>
              </table:table-cell>
              <table:table-cell office:value-type="float" office:value="0.819056">
                <text:p>0.8190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823799">
                <text:p>0.823799</text:p>
              </table:table-cell>
              <table:table-cell office:value-type="float" office:value="0.782221">
                <text:p>0.7822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823772">
                <text:p>0.823772</text:p>
              </table:table-cell>
              <table:table-cell office:value-type="float" office:value="0.757791">
                <text:p>0.7577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823766">
                <text:p>0.823766</text:p>
              </table:table-cell>
              <table:table-cell office:value-type="float" office:value="0.748709">
                <text:p>0.7487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82376">
                <text:p>0.82376</text:p>
              </table:table-cell>
              <table:table-cell office:value-type="float" office:value="0.734415">
                <text:p>0.7344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82376">
                <text:p>0.82376</text:p>
              </table:table-cell>
              <table:table-cell office:value-type="float" office:value="0.744548">
                <text:p>0.7445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823779">
                <text:p>0.823779</text:p>
              </table:table-cell>
              <table:table-cell office:value-type="float" office:value="0.747491">
                <text:p>0.7474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823783">
                <text:p>0.823783</text:p>
              </table:table-cell>
              <table:table-cell office:value-type="float" office:value="0.748802">
                <text:p>0.7488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823785">
                <text:p>0.823785</text:p>
              </table:table-cell>
              <table:table-cell office:value-type="float" office:value="0.732175">
                <text:p>0.7321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8238">
                <text:p>0.8238</text:p>
              </table:table-cell>
              <table:table-cell office:value-type="float" office:value="0.775356">
                <text:p>0.7753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823824">
                <text:p>0.823824</text:p>
              </table:table-cell>
              <table:table-cell office:value-type="float" office:value="0.784041">
                <text:p>0.7840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823849">
                <text:p>0.823849</text:p>
              </table:table-cell>
              <table:table-cell office:value-type="float" office:value="0.845101">
                <text:p>0.8451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823853">
                <text:p>0.823853</text:p>
              </table:table-cell>
              <table:table-cell office:value-type="float" office:value="0.858563">
                <text:p>0.858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